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Basic/Standard/script-lb.xml"/>
  <manifest:file-entry manifest:media-type="text/xml" manifest:full-path="Basic/script-lc.xml"/>
  <manifest:file-entry manifest:media-type="text/xml" manifest:full-path="Basic/Project/script-lb.xml"/>
  <manifest:file-entry manifest:media-type="text/xml" manifest:full-path="Basic/Project/ThisDocum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Helvetica" svg:font-family="Helvetica, Arial, sans-serif"/>
    <style:font-face style:name="Mangal2" svg:font-family="Mangal"/>
    <style:font-face style:name="Time nex" svg:font-family="'Time nex'"/>
    <style:font-face style:name="Courier New" svg:font-family="'Courier New'" style:font-family-generic="modern"/>
    <style:font-face style:name="Calibri1" svg:font-family="Calibri, Calibri" style:font-family-generic="swiss"/>
    <style:font-face style:name="Liberation Sans1" svg:font-family="'Liberation Sans', Arial" style:font-pitch="variable"/>
    <style:font-face style:name="Mangal1" svg:font-family="Mangal" style:font-pitch="variable"/>
    <style:font-face style:name="Microsoft YaHei" svg:font-family="'Microsoft YaHei'"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loext:contextual-spacing="false" fo:margin-top="0cm" fo:margin-bottom="0.494cm" fo:text-align="center" style:justify-single-word="false" style:border-line-width-bottom="0.106cm 0.026cm 0.026cm" fo:padding-left="0cm" fo:padding-right="0cm" fo:padding-top="0cm" fo:padding-bottom="0.035cm" fo:border-left="none" fo:border-right="none" fo:border-top="none" fo:border-bottom="0.158cm double #622423"/>
      <style:text-properties style:font-name="Cambria" fo:font-size="16pt" style:font-name-asian="Times New Roman" style:font-size-asian="16pt" style:font-name-complex="Cambria" style:font-size-complex="16pt"/>
    </style:style>
    <style:style style:name="P2" style:family="paragraph" style:parent-style-name="Footer">
      <style:paragraph-properties loext:contextual-spacing="false" fo:margin-top="0cm" fo:margin-bottom="0.494cm"/>
      <style:text-properties fo:language="fr" fo:country="FR" style:language-asian="fr" style:country-asian="FR"/>
    </style:style>
    <style:style style:name="P3" style:family="paragraph" style:parent-style-name="Standard">
      <style:paragraph-properties loext:contextual-spacing="false" fo:margin-top="0cm" fo:margin-bottom="0.494cm" fo:text-align="start" style:justify-single-word="false"/>
    </style:style>
    <style:style style:name="P4" style:family="paragraph" style:parent-style-name="Standard">
      <style:paragraph-properties loext:contextual-spacing="false" fo:margin-top="0cm" fo:margin-bottom="0.494cm"/>
    </style:style>
    <style:style style:name="P5" style:family="paragraph" style:parent-style-name="Standard">
      <style:paragraph-properties loext:contextual-spacing="false" fo:margin-top="0cm" fo:margin-bottom="0.494cm"/>
      <style:text-properties fo:color="#0000cc"/>
    </style:style>
    <style:style style:name="P6" style:family="paragraph" style:parent-style-name="Standard">
      <style:paragraph-properties loext:contextual-spacing="false" fo:margin-top="0cm" fo:margin-bottom="0.494cm"/>
      <style:text-properties fo:color="#0000cc" fo:font-weight="normal" style:font-weight-asian="normal" style:font-weight-complex="normal"/>
    </style:style>
    <style:style style:name="P7" style:family="paragraph" style:parent-style-name="Standard">
      <style:paragraph-properties loext:contextual-spacing="false" fo:margin-top="0cm" fo:margin-bottom="0.494cm"/>
      <style:text-properties fo:color="#000099"/>
    </style:style>
    <style:style style:name="P8" style:family="paragraph" style:parent-style-name="Standard">
      <style:paragraph-properties loext:contextual-spacing="false" fo:margin-top="0cm" fo:margin-bottom="0cm"/>
    </style:style>
    <style:style style:name="P9" style:family="paragraph" style:parent-style-name="Standard">
      <style:paragraph-properties loext:contextual-spacing="false" fo:margin-top="0cm" fo:margin-bottom="0cm"/>
      <style:text-properties style:font-name="Times New Roman" fo:font-size="12pt" style:font-name-asian="Times New Roman" style:font-size-asian="12pt" style:language-asian="fr" style:country-asian="FR" style:font-name-complex="Times New Roman" style:font-size-complex="12pt"/>
    </style:style>
    <style:style style:name="P10" style:family="paragraph" style:parent-style-name="Standard">
      <style:paragraph-properties loext:contextual-spacing="false" fo:margin-top="0cm" fo:margin-bottom="0cm"/>
      <style:text-properties style:font-name="Times New Roman" fo:font-size="12pt" fo:font-weight="bold" style:font-name-asian="Times New Roman" style:font-size-asian="12pt" style:language-asian="fr" style:country-asian="FR" style:font-weight-asian="bold" style:font-name-complex="Times New Roman" style:font-size-complex="12pt" style:font-weight-complex="bold"/>
    </style:style>
    <style:style style:name="P11" style:family="paragraph" style:parent-style-name="Standard">
      <style:paragraph-properties fo:margin-left="0cm" fo:margin-right="0cm" fo:text-indent="0cm" style:auto-text-indent="false"/>
      <style:text-properties style:font-name="Times New Roman" fo:font-size="13.5pt" fo:font-weight="bold" style:font-name-asian="Times New Roman" style:font-size-asian="13.5pt" style:language-asian="fr" style:country-asian="FR" style:font-weight-asian="bold" style:font-name-complex="Times New Roman" style:font-size-complex="13.5pt" style:font-weight-complex="bold"/>
    </style:style>
    <style:style style:name="P12" style:family="paragraph" style:parent-style-name="Standard">
      <style:paragraph-properties fo:margin-left="0cm" fo:margin-right="0cm" fo:text-indent="0cm" style:auto-text-indent="false"/>
      <style:text-properties style:font-name="Times New Roman" fo:font-size="13.5pt" style:text-underline-style="solid" style:text-underline-width="auto" style:text-underline-color="font-color" fo:font-weight="bold" style:font-name-asian="Times New Roman" style:font-size-asian="13.5pt" style:language-asian="fr" style:country-asian="FR" style:font-weight-asian="bold" style:font-name-complex="Times New Roman" style:font-size-complex="13.5pt" style:font-weight-complex="bold"/>
    </style:style>
    <style:style style:name="P13" style:family="paragraph" style:parent-style-name="Standard">
      <style:paragraph-properties loext:contextual-spacing="false" fo:margin-left="0cm" fo:margin-right="0cm" fo:margin-top="0.229cm" fo:margin-bottom="0cm" fo:line-height="100%" fo:text-align="justify"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Times New Roman" fo:font-size="13.5pt" style:text-underline-style="solid" style:text-underline-width="auto" style:text-underline-color="font-color" fo:font-weight="bold" style:font-name-asian="Times New Roman" style:font-size-asian="13.5pt" style:language-asian="fr" style:country-asian="FR" style:font-weight-asian="bold" style:font-name-complex="Times New Roman" style:font-size-complex="13.5pt" style:font-weight-complex="bold"/>
    </style:style>
    <style:style style:name="P14" style:family="paragraph" style:parent-style-name="Normal_20__28_Web_29_">
      <style:paragraph-properties loext:contextual-spacing="false" fo:margin-left="0cm" fo:margin-right="0cm" fo:margin-top="0cm" fo:margin-bottom="0.423cm" fo:line-height="100%" fo:text-align="justify"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style>
    <style:style style:name="P15" style:family="paragraph" style:parent-style-name="Standard">
      <style:paragraph-properties loext:contextual-spacing="false" fo:margin-top="0.494cm" fo:margin-bottom="0cm"/>
    </style:style>
    <style:style style:name="P16" style:family="paragraph" style:parent-style-name="Standard">
      <style:paragraph-properties loext:contextual-spacing="false" fo:margin-top="0.494cm" fo:margin-bottom="0cm"/>
      <style:text-properties fo:color="#0000cc"/>
    </style:style>
    <style:style style:name="P17" style:family="paragraph" style:parent-style-name="Normal_20__28_Web_29_">
      <style:paragraph-properties loext:contextual-spacing="false" fo:margin-top="0cm" fo:margin-bottom="0.423cm" fo:text-align="justify" style:justify-single-word="false"/>
    </style:style>
    <style:style style:name="P18" style:family="paragraph" style:parent-style-name="Normal_20__28_Web_29_">
      <style:paragraph-properties loext:contextual-spacing="false" fo:margin-top="0cm" fo:margin-bottom="0.423cm" fo:text-align="justify" style:justify-single-word="false"/>
      <style:text-properties style:font-name="Times New Roman" fo:font-size="12pt" style:text-underline-style="solid" style:text-underline-width="auto" style:text-underline-color="font-color" fo:font-weight="bold" style:font-name-asian="Times New Roman" style:font-size-asian="12pt" style:language-asian="fr" style:country-asian="FR" style:font-weight-asian="bold" style:font-name-complex="Times New Roman" style:font-size-complex="12pt" style:font-weight-complex="bold"/>
    </style:style>
    <style:style style:name="P19" style:family="paragraph" style:parent-style-name="Normal_20__28_Web_29_">
      <style:paragraph-properties fo:text-align="justify" style:justify-single-word="false"/>
    </style:style>
    <style:style style:name="P20" style:family="paragraph" style:parent-style-name="Standard_20__28_user_29_">
      <style:paragraph-properties loext:contextual-spacing="false" fo:margin-top="0.229cm" fo:margin-bottom="0cm" fo:line-height="100%" fo:text-align="justify" style:justify-single-word="false" style:writing-mode="lr-tb"/>
    </style:style>
    <style:style style:name="P21" style:family="paragraph" style:parent-style-name="Standard_20__28_user_29_">
      <style:paragraph-properties loext:contextual-spacing="false" fo:margin-top="0.229cm" fo:margin-bottom="0cm" fo:line-height="100%" fo:text-align="justify" style:justify-single-word="false" style:writing-mode="lr-tb"/>
      <style:text-properties style:font-name="Times New Roman" fo:font-size="12pt" style:font-size-asian="12pt" style:font-name-complex="Times New Roman" style:font-size-complex="12pt"/>
    </style:style>
    <style:style style:name="P22" style:family="paragraph" style:parent-style-name="Standard_20__28_user_29_">
      <style:paragraph-properties loext:contextual-spacing="false" fo:margin-top="0.229cm" fo:margin-bottom="0cm" fo:line-height="100%" fo:text-align="start" style:justify-single-word="false" style:writing-mode="lr-tb"/>
      <style:text-properties style:font-name="Times New Roman" fo:font-size="12pt" style:font-size-asian="12pt" style:font-name-complex="Times New Roman" style:font-size-complex="12pt"/>
    </style:style>
    <style:style style:name="P23" style:family="paragraph" style:parent-style-name="Standard_20__28_user_29_">
      <style:paragraph-properties loext:contextual-spacing="false" fo:margin-top="0.229cm" fo:margin-bottom="0cm" fo:line-height="100%" fo:text-align="start" style:justify-single-word="false" style:writing-mode="lr-tb"/>
      <style:text-properties fo:color="#0000ff" style:font-name="Times New Roman" fo:font-size="12pt" style:font-size-asian="12pt" style:font-name-complex="Times New Roman" style:font-size-complex="12pt"/>
    </style:style>
    <style:style style:name="P24" style:family="paragraph" style:parent-style-name="Standard" style:master-page-name="Standard">
      <style:paragraph-properties loext:contextual-spacing="false" fo:margin-top="0cm" fo:margin-bottom="0.494cm" fo:text-align="center" style:justify-single-word="false" style:page-number="auto" fo:padding-left="0.141cm" fo:padding-right="0.141cm" fo:padding-top="0.035cm" fo:padding-bottom="0.035cm" fo:border="0.018cm solid #000000"/>
      <style:text-properties fo:font-size="18pt" style:font-size-asian="18pt" style:font-size-complex="18pt"/>
    </style:style>
    <style:style style:name="P25" style:family="paragraph" style:parent-style-name="Standard" style:list-style-name="WW8Num2">
      <style:paragraph-properties loext:contextual-spacing="false" fo:margin-top="0cm" fo:margin-bottom="0.494cm"/>
    </style:style>
    <style:style style:name="P26" style:family="paragraph" style:parent-style-name="Standard" style:list-style-name="WW8Num2">
      <style:paragraph-properties loext:contextual-spacing="false" fo:margin-top="0cm" fo:margin-bottom="0.494cm"/>
      <style:text-properties fo:font-weight="normal" style:font-weight-asian="normal" style:font-weight-complex="normal"/>
    </style:style>
    <style:style style:name="P27" style:family="paragraph" style:parent-style-name="Standard">
      <style:paragraph-properties loext:contextual-spacing="false" fo:margin-top="0cm" fo:margin-bottom="0.494cm"/>
    </style:style>
    <style:style style:name="P28" style:family="paragraph" style:parent-style-name="Standard">
      <style:paragraph-properties loext:contextual-spacing="false" fo:margin-top="0cm" fo:margin-bottom="0.494cm"/>
      <style:text-properties fo:color="#0000cc"/>
    </style:style>
    <style:style style:name="P29" style:family="paragraph" style:parent-style-name="Standard">
      <style:text-properties fo:color="#0000cc"/>
    </style:style>
    <style:style style:name="P30" style:family="paragraph" style:parent-style-name="Standard" style:list-style-name="WW8Num2">
      <style:paragraph-properties loext:contextual-spacing="false" fo:margin-top="0.494cm" fo:margin-bottom="0cm"/>
    </style:style>
    <style:style style:name="P31" style:family="paragraph" style:parent-style-name="Standard" style:list-style-name="WW8Num2">
      <style:paragraph-properties loext:contextual-spacing="false" fo:margin-top="0.494cm" fo:margin-bottom="0.494cm"/>
    </style:style>
    <style:style style:name="P32" style:family="paragraph" style:parent-style-name="Standard">
      <style:paragraph-properties loext:contextual-spacing="false" fo:margin-top="0.229cm" fo:margin-bottom="0cm" fo:line-height="100%" fo:text-align="start" style:justify-single-word="false" style:writing-mode="lr-tb"/>
      <style:text-properties fo:color="#0000cc" style:font-name="Times New Roman" fo:font-size="12pt" style:font-size-asian="12pt" style:font-name-complex="Times New Roman" style:font-size-complex="12pt"/>
    </style:style>
    <style:style style:name="P33" style:family="paragraph" style:parent-style-name="Standard">
      <style:paragraph-properties loext:contextual-spacing="false" fo:margin-top="0cm" fo:margin-bottom="0.423cm" fo:text-align="start" style:justify-single-word="false"/>
      <style:text-properties style:font-name="Times New Roman" fo:font-size="12pt" style:text-underline-style="solid" style:text-underline-width="auto" style:text-underline-color="font-color" fo:font-weight="bold" style:font-name-asian="Times New Roman" style:font-size-asian="12pt" style:language-asian="fr" style:country-asian="FR" style:font-weight-asian="bold" style:font-name-complex="Times New Roman" style:font-size-complex="12pt" style:font-weight-complex="bold"/>
    </style:style>
    <style:style style:name="P34" style:family="paragraph" style:parent-style-name="Standard">
      <style:paragraph-properties loext:contextual-spacing="false" fo:margin-top="0cm" fo:margin-bottom="0.423cm" fo:text-align="start" style:justify-single-word="false"/>
      <style:text-properties fo:color="#0000cc" style:font-name="Times New Roman" fo:font-size="12pt" style:text-underline-style="none" fo:font-weight="normal" style:font-name-asian="Times New Roman" style:font-size-asian="12pt" style:language-asian="fr" style:country-asian="FR" style:font-weight-asian="normal" style:font-name-complex="Times New Roman" style:font-size-complex="12pt" style:font-weight-complex="normal"/>
    </style:style>
    <style:style style:name="T1" style:family="text">
      <style:text-properties style:font-name="Times New Roman" fo:font-size="12pt" style:font-name-asian="Times New Roman" style:font-size-asian="12pt" style:language-asian="fr" style:country-asian="FR" style:font-name-complex="Times New Roman" style:font-size-complex="12pt"/>
    </style:style>
    <style:style style:name="T2" style:family="text">
      <style:text-properties style:font-name="Times New Roman" fo:font-size="12pt" style:text-underline-style="solid" style:text-underline-width="auto" style:text-underline-color="font-color" style:font-name-asian="Times New Roman" style:font-size-asian="12pt" style:language-asian="fr" style:country-asian="FR" style:font-name-complex="Times New Roman" style:font-size-complex="12pt"/>
    </style:style>
    <style:style style:name="T3" style:family="text">
      <style:text-properties style:font-name="Times New Roman" fo:font-size="12pt" style:text-underline-style="solid" style:text-underline-width="auto" style:text-underline-color="font-color" fo:font-weight="bold" style:font-name-asian="Times New Roman" style:font-size-asian="12pt" style:language-asian="fr" style:country-asian="FR" style:font-weight-asian="bold" style:font-name-complex="Times New Roman" style:font-size-complex="12pt" style:font-weight-complex="bold"/>
    </style:style>
    <style:style style:name="T4" style:family="text">
      <style:text-properties style:font-name="Times New Roman" fo:font-size="12pt" style:text-underline-style="solid" style:text-underline-width="auto" style:text-underline-color="font-color" style:font-size-asian="12pt" style:font-name-complex="Times New Roman" style:font-size-complex="12pt"/>
    </style:style>
    <style:style style:name="T5" style:family="text">
      <style:text-properties style:font-name="Times New Roman" fo:font-size="12pt" fo:font-style="italic" style:text-underline-style="solid" style:text-underline-width="auto" style:text-underline-color="font-color" style:font-name-asian="Times New Roman" style:font-size-asian="12pt" style:language-asian="fr" style:country-asian="FR" style:font-style-asian="italic" style:font-name-complex="Times New Roman" style:font-size-complex="12pt" style:font-style-complex="italic"/>
    </style:style>
    <style:style style:name="T6" style:family="text">
      <style:text-properties style:font-name="Times New Roman" fo:font-size="12pt" fo:font-style="italic" style:font-name-asian="Times New Roman" style:font-size-asian="12pt" style:language-asian="fr" style:country-asian="FR" style:font-style-asian="italic" style:font-name-complex="Times New Roman" style:font-size-complex="12pt" style:font-style-complex="italic"/>
    </style:style>
    <style:style style:name="T7" style:family="text">
      <style:text-properties style:font-name="Times New Roman" fo:font-size="12pt" fo:font-weight="bold" style:font-name-asian="Times New Roman" style:font-size-asian="12pt" style:language-asian="fr" style:country-asian="FR" style:font-weight-asian="bold" style:font-name-complex="Times New Roman" style:font-size-complex="12pt" style:font-weight-complex="bold"/>
    </style:style>
    <style:style style:name="T8" style:family="text">
      <style:text-properties style:font-name="Times New Roman" fo:font-size="12pt" fo:font-weight="bold" style:font-size-asian="12pt" style:font-weight-asian="bold" style:font-name-complex="Times New Roman" style:font-size-complex="12pt" style:font-weight-complex="bold"/>
    </style:style>
    <style:style style:name="T9" style:family="text">
      <style:text-properties style:font-name="Times New Roman" fo:font-size="12pt" style:font-size-asian="12pt" style:font-name-complex="Times New Roman" style:font-size-complex="12pt"/>
    </style:style>
    <style:style style:name="T10" style:family="text">
      <style:text-properties style:font-name="Times New Roman" fo:font-size="12pt" fo:language="fr" fo:country="FR" style:font-size-asian="12pt" style:language-asian="fr" style:country-asian="FR" style:font-name-complex="Times New Roman" style:font-size-complex="12pt"/>
    </style:style>
    <style:style style:name="T11" style:family="text">
      <style:text-properties style:font-name="Times New Roman" fo:font-size="12pt" style:text-underline-style="none" style:font-size-asian="12pt" style:font-name-complex="Times New Roman" style:font-size-complex="12pt"/>
    </style:style>
    <style:style style:name="T12" style:family="text">
      <style:text-properties style:font-name="Times New Roman" fo:font-size="12pt" style:text-underline-style="none" fo:font-weight="bold" style:font-name-asian="Times New Roman" style:font-size-asian="12pt" style:language-asian="fr" style:country-asian="FR" style:font-weight-asian="bold" style:font-name-complex="Times New Roman" style:font-size-complex="12pt" style:font-weight-complex="bold"/>
    </style:style>
    <style:style style:name="T13" style:family="text">
      <style:text-properties fo:font-style="italic" style:font-style-asian="italic" style:font-style-complex="italic"/>
    </style:style>
    <style:style style:name="T14" style:family="text">
      <style:text-properties fo:font-weight="bold" style:font-weight-asian="bold"/>
    </style:style>
    <style:style style:name="T15" style:family="text">
      <style:text-properties fo:font-weight="normal" style:font-weight-asian="normal" style:font-weight-complex="normal"/>
    </style:style>
    <style:style style:name="T16" style:family="text">
      <style:text-properties fo:language="fr" fo:country="FR" style:language-asian="fr" style:country-asian="FR"/>
    </style:style>
    <style:style style:name="T17" style:family="text">
      <style:text-properties fo:language="fr" fo:country="FR" style:text-underline-style="none" style:language-asian="fr" style:country-asian="FR"/>
    </style:style>
    <style:style style:name="T18" style:family="text">
      <style:text-properties style:text-underline-style="none"/>
    </style:style>
    <style:style style:name="T19" style:family="text">
      <style:text-properties fo:color="#000000" style:text-underline-style="none"/>
    </style:style>
    <style:style style:name="T20" style:family="text">
      <style:text-properties fo:color="#000000" style:font-name="Times New Roman" fo:font-size="12pt" style:text-underline-style="none" style:font-size-asian="12pt" style:font-name-complex="Times New Roman" style:font-size-complex="12pt"/>
    </style:style>
    <style:style style:name="T21" style:family="text">
      <style:text-properties fo:color="#000000" fo:language="fr" fo:country="FR" style:text-underline-style="none" style:language-asian="fr" style:country-asian="FR"/>
    </style:style>
    <style:style style:name="T22" style:family="text">
      <style:text-properties fo:color="#0000cc"/>
    </style:style>
    <style:style style:name="T23" style:family="text">
      <style:text-properties fo:color="#0000cc" fo:font-weight="normal" style:font-weight-asian="normal" style:font-weight-complex="normal"/>
    </style:style>
    <style:style style:name="T24" style:family="text">
      <style:text-properties fo:color="#0000cc" style:text-underline-style="none"/>
    </style:style>
    <style:style style:name="T25" style:family="text">
      <style:text-properties fo:color="#0000cc" style:font-name="Calibri" style:text-underline-style="none"/>
    </style:style>
    <style:style style:name="T26" style:family="text">
      <style:text-properties fo:color="#0000cc" style:font-name="Calibri" fo:font-size="11pt" style:text-underline-style="none" style:font-size-asian="11pt" style:font-size-complex="11pt"/>
    </style:style>
    <style:style style:name="T27" style:family="text">
      <style:text-properties fo:color="#0000cc" style:font-name="Time nex" style:text-underline-style="none"/>
    </style:style>
    <style:style style:name="T28" style:family="text">
      <style:text-properties fo:color="#0000cc" style:font-name="Times New Roman" style:text-underline-style="none"/>
    </style:style>
    <style:style style:name="T29" style:family="text">
      <style:text-properties fo:font-variant="normal" fo:text-transform="none" fo:color="#4b4f56" style:font-name="Helvetica" fo:font-size="9pt" fo:letter-spacing="normal" fo:font-style="normal" style:text-underline-style="none" fo:font-weight="normal"/>
    </style:style>
    <style:style style:name="T30" style:family="text">
      <style:text-properties fo:font-variant="normal" fo:text-transform="none" fo:color="#4b4f56" fo:letter-spacing="normal" style:text-underline-style="none"/>
    </style:style>
    <style:style style:name="T31" style:family="text">
      <style:text-properties fo:font-variant="normal" fo:text-transform="none" fo:color="#365899" style:text-line-through-style="none" style:font-name="Helvetica" fo:font-size="9pt" fo:letter-spacing="normal" fo:font-style="normal" style:text-underline-style="none" fo:font-weight="normal" style:text-blinking="false"/>
    </style:style>
    <style:style style:name="T32" style:family="text">
      <style:text-properties fo:font-variant="normal" fo:text-transform="none" fo:color="#0000cc" style:font-name="Helvetica" fo:font-size="9pt" fo:letter-spacing="normal" fo:font-style="normal" style:text-underline-style="none" fo:font-weight="normal"/>
    </style:style>
    <style:style style:name="T33" style:family="text">
      <style:text-properties fo:font-variant="normal" fo:text-transform="none" fo:color="#0000cc" style:text-line-through-style="none" style:font-name="Helvetica" fo:font-size="9pt" fo:letter-spacing="normal" fo:font-style="normal" style:text-underline-style="none" fo:font-weight="normal" style:text-blinking="false"/>
    </style:style>
    <style:style style:name="T34" style:family="text">
      <style:text-properties fo:font-variant="normal" fo:text-transform="none" fo:color="#0000cc" style:text-line-through-style="none" style:font-name="Calibri" fo:font-size="9pt" fo:letter-spacing="normal" fo:font-style="normal" style:text-underline-style="none" fo:font-weight="normal" style:text-blinking="false"/>
    </style:style>
    <style:style style:name="T35" style:family="text">
      <style:text-properties fo:font-variant="normal" fo:text-transform="none" fo:color="#0000cc" style:text-line-through-style="none" style:font-name="Calibri" fo:letter-spacing="normal" fo:font-style="normal" style:text-underline-style="none" fo:font-weight="normal" style:text-blinking="false"/>
    </style:style>
    <style:style style:name="T36" style:family="text">
      <style:text-properties fo:font-variant="normal" fo:text-transform="none" fo:color="#0000cc" style:text-line-through-style="none" style:font-name="Calibri" fo:font-size="11pt" fo:letter-spacing="normal" fo:font-style="normal" style:text-underline-style="none" fo:font-weight="normal" style:text-blinking="false" style:font-size-asian="11pt" style:font-size-complex="11pt"/>
    </style:style>
    <style:style style:name="T37" style:family="text">
      <style:text-properties fo:font-variant="normal" fo:text-transform="none" fo:color="#0000cc" style:text-line-through-style="none" style:font-name="Time nex" fo:font-size="9pt" fo:letter-spacing="normal" fo:font-style="normal" style:text-underline-style="none" fo:font-weight="normal" style:text-blinking="false"/>
    </style:style>
    <style:style style:name="T38" style:family="text">
      <style:text-properties fo:font-variant="normal" fo:text-transform="none" fo:color="#0000cc" style:text-line-through-style="none" style:font-name="Times New Roman" fo:font-size="9pt" fo:letter-spacing="normal" fo:font-style="normal" style:text-underline-style="none" fo:font-weight="normal" style:text-blinking="false"/>
    </style:style>
    <style:style style:name="T39" style:family="text">
      <style:text-properties fo:font-variant="normal" fo:text-transform="none" fo:color="#0000cc" style:text-line-through-style="none" fo:font-size="9pt" fo:letter-spacing="normal" fo:font-style="normal" style:text-underline-style="none" fo:font-weight="normal" style:text-blinking="false"/>
    </style:style>
    <style:style style:name="T40" style:family="text">
      <style:text-properties fo:font-variant="normal" fo:text-transform="none" fo:color="#0000cc" fo:letter-spacing="normal" style:text-underline-style="none"/>
    </style:style>
    <style:style style:name="T41" style:family="text">
      <style:text-properties fo:font-variant="normal" fo:text-transform="none" fo:color="#0000cc" style:font-name="Calibri" fo:font-size="9pt" fo:letter-spacing="normal" fo:font-style="normal" style:text-underline-style="none" fo:font-weight="normal"/>
    </style:style>
    <style:style style:name="T42" style:family="text">
      <style:text-properties fo:font-variant="normal" fo:text-transform="none" fo:color="#0000cc" style:font-name="Calibri" fo:letter-spacing="normal" style:text-underline-style="none"/>
    </style:style>
    <style:style style:name="T43" style:family="text">
      <style:text-properties fo:font-variant="normal" fo:text-transform="none" fo:color="#0000cc" style:font-name="Calibri" fo:letter-spacing="normal" fo:font-style="normal" style:text-underline-style="none" fo:font-weight="normal"/>
    </style:style>
    <style:style style:name="T44" style:family="text">
      <style:text-properties fo:font-variant="normal" fo:text-transform="none" fo:color="#0000cc" style:font-name="Calibri" fo:font-size="11pt" fo:letter-spacing="normal" fo:font-style="normal" style:text-underline-style="none" fo:font-weight="normal" style:font-size-asian="11pt" style:font-size-complex="11pt"/>
    </style:style>
    <style:style style:name="T45" style:family="text">
      <style:text-properties fo:font-variant="normal" fo:text-transform="none" fo:color="#0000cc" style:font-name="Calibri" fo:font-size="11pt" fo:letter-spacing="normal" style:text-underline-style="none" style:font-size-asian="11pt" style:font-size-complex="11pt"/>
    </style:style>
    <style:style style:name="T46" style:family="text">
      <style:text-properties fo:font-variant="normal" fo:text-transform="none" fo:color="#0000cc" style:font-name="Time nex" fo:font-size="9pt" fo:letter-spacing="normal" fo:font-style="normal" style:text-underline-style="none" fo:font-weight="normal"/>
    </style:style>
    <style:style style:name="T47" style:family="text">
      <style:text-properties fo:font-variant="normal" fo:text-transform="none" fo:color="#0000cc" style:font-name="Time nex" fo:letter-spacing="normal" style:text-underline-style="none"/>
    </style:style>
    <style:style style:name="T48" style:family="text">
      <style:text-properties fo:font-variant="normal" fo:text-transform="none" fo:color="#0000cc" style:font-name="Times New Roman" fo:font-size="9pt" fo:letter-spacing="normal" fo:font-style="normal" style:text-underline-style="none" fo:font-weight="normal"/>
    </style:style>
    <style:style style:name="T49" style:family="text">
      <style:text-properties fo:font-variant="normal" fo:text-transform="none" fo:color="#0000cc" style:font-name="Times New Roman" fo:letter-spacing="normal" style:text-underline-style="none"/>
    </style:style>
    <style:style style:name="T50" style:family="text">
      <style:text-properties fo:font-variant="normal" fo:text-transform="none" fo:color="#0000cc" fo:font-size="9pt" fo:letter-spacing="normal" fo:font-style="normal" style:text-underline-style="none" fo:font-weight="normal"/>
    </style:style>
    <style:style style:name="T51" style:family="text">
      <style:text-properties style:font-name="Calibri" style:text-underline-style="none"/>
    </style:style>
    <style:style style:name="T52" style:family="text">
      <style:text-properties style:font-name="Calibri" fo:font-size="11pt" style:text-underline-style="none"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éance 4 : découverte des médias</text:p>
      <text:p text:style-name="P9"/>
      <text:p text:style-name="P9">Lisez attentivement les dossiers signalés ci-dessous, si possible dans l’ordre. Ils sont courts, et vous pourrez au cours du semestre continuer à explorer les liens. Pour ce cours, contentez-vous déjà de lire toutes ces entrées, sans céder à la tentation de cliquer à tout va !</text:p>
      <text:p text:style-name="P10"/>
      <text:p text:style-name="P10">1. Histoire de la presse écrite en France et dans le monde</text:p>
      <text:p text:style-name="P8"><text:span text:style-name="T1">1.1. </text:span><text:a xlink:type="simple" xlink:href="http://fr.wikipedia.org/wiki/Histoire_de_la_presse_écrite_en_France" text:style-name="Internet_20_link" text:visited-style-name="Visited_20_Internet_20_Link"><text:span text:style-name="Internet_20_link"><text:span text:style-name="T2">Histoire de la presse écrite en France</text:span></text:span></text:a><text:span text:style-name="T1"> sur Wikipédia</text:span></text:p>
      <text:p text:style-name="P8"><text:span text:style-name="T1">1.2. </text:span><text:a xlink:type="simple" xlink:href="http://fr.wikipedia.org/wiki/Portail:Presse_écrite" text:style-name="Internet_20_link" text:visited-style-name="Visited_20_Internet_20_Link"><text:span text:style-name="Internet_20_link"><text:span text:style-name="T2">Portail de la presse écrite sur Wikipédia</text:span></text:span></text:a><text:span text:style-name="T1"> </text:span></text:p>
      <text:p text:style-name="P8"><text:span text:style-name="T1">1.3. Article « </text:span><text:a xlink:type="simple" xlink:href="http://fr.wikipedia.org/wiki/Journalisme" text:style-name="Internet_20_link" text:visited-style-name="Visited_20_Internet_20_Link"><text:span text:style-name="Internet_20_link"><text:span text:style-name="T2">Journalisme</text:span></text:span></text:a><text:span text:style-name="T1"> » sur Wikipédia</text:span></text:p>
      <text:p text:style-name="P8"><text:span text:style-name="T1">1.4. Histoire de la Liberté de la presse sur </text:span><text:a xlink:type="simple" xlink:href="http://www.linternaute.com/histoire/motcle/1333/a/1/1/liberte_de_la_presse.shtml" text:style-name="Internet_20_link" text:visited-style-name="Visited_20_Internet_20_Link"><text:span text:style-name="Internet_20_link"><text:span text:style-name="T5">L’internaute magazine</text:span></text:span></text:a><text:span text:style-name="T1"> (à lire en diagonale).</text:span></text:p>
      <text:p text:style-name="P8"><text:span text:style-name="T1">1.5. Un site complet et illustré sur l’histoire de la presse : </text:span><text:a xlink:type="simple" xlink:href="http://www.sagapresse.com/" text:style-name="Internet_20_link" text:visited-style-name="Visited_20_Internet_20_Link"><text:span text:style-name="Internet_20_link"><text:span text:style-name="T2">Sagapresse</text:span></text:span></text:a><text:span text:style-name="T1">, et un site consacré à un grand journal populaire du XIXe siècle : </text:span><text:a xlink:type="simple" xlink:href="http://cent.ans.free.fr/menu.htm" text:style-name="Internet_20_link" text:visited-style-name="Visited_20_Internet_20_Link"><text:span text:style-name="Internet_20_link"><text:span text:style-name="T5">Le Petit Journal</text:span></text:span></text:a><text:span text:style-name="T1"> (à consulter plus tard pour les passionnés).</text:span></text:p>
      <text:p text:style-name="P10"/>
      <text:p text:style-name="P10">2. Regard critique sur les médias</text:p>
      <text:p text:style-name="P8"><text:span text:style-name="T1">2.1. </text:span><text:a xlink:type="simple" xlink:href="http://www.observatoire-medias.info/article.php3?id_article=368" text:style-name="Internet_20_link" text:visited-style-name="Visited_20_Internet_20_Link"><text:span text:style-name="Internet_20_link"><text:span text:style-name="T2">Observatoire français des médias</text:span></text:span></text:a></text:p>
      <text:p text:style-name="P9">Lisez la première page, puis cliquez sur les 6 liens en bas de page, pour lire les articles suivants : Les médias et la censure ; Les médias et la concentration ; Les médias et la culture populaire ; Les médias et le journalisme ; Les médias et la politique. ; Les médias et la publicité. Et arrêtez-vous là, même si vous brûlez d’envie de poursuivre !</text:p>
      <text:p text:style-name="P8"><text:span text:style-name="T1">2.2. Un article de Marie Bénilde dans </text:span><text:span text:style-name="T6">Le Monde diplomatique</text:span><text:span text:style-name="T1"> : </text:span><text:a xlink:type="simple" xlink:href="http://www.monde-diplomatique.fr/2003/11/BENILDE/10494" text:style-name="Internet_20_link" text:visited-style-name="Visited_20_Internet_20_Link"><text:span text:style-name="Internet_20_link"><text:span text:style-name="T2">« Médias français, une affaire de familles »</text:span></text:span></text:a><text:span text:style-name="T1">.</text:span></text:p>
      <text:p text:style-name="P8"><text:span text:style-name="T1">2.3. Une brochure à télécharger sur le site des « Renseignements généreux » : </text:span><text:a xlink:type="simple" xlink:href="http://www.les-renseignements-genereux.org/brochures/1081" text:style-name="Internet_20_link" text:visited-style-name="Visited_20_Internet_20_Link"><text:span text:style-name="Internet_20_link"><text:span text:style-name="T2">« Réinventer les médias</text:span></text:span></text:a><text:span text:style-name="T1">.</text:span></text:p>
      <text:p text:style-name="P8"><text:span text:style-name="T1">2.4. Lisez sur le site d’Acrimed (action critique média) l’article d’Henri Maler intitulé </text:span><text:a xlink:type="simple" xlink:href="http://www.acrimed.org/article2364.html" text:style-name="Internet_20_link" text:visited-style-name="Visited_20_Internet_20_Link"><text:span text:style-name="Internet_20_link"><text:span text:style-name="T2">« Pour garantir le pluralisme, contre la concentration et la financiarisation des médias »</text:span></text:span></text:a><text:span text:style-name="T1">. Lisez surtout la conclusion.</text:span></text:p>
      <text:p text:style-name="P10"/>
      <text:p text:style-name="P10"/>
      <text:p text:style-name="P10">3. L’offre de presse, la diffusion, la typologie des articles</text:p>
      <text:p text:style-name="P8"><text:span text:style-name="T1">3.1. Sur le site du </text:span><text:span text:style-name="T7">CLEMI</text:span><text:span text:style-name="T1"> (Centre de liaison de l’enseignement et des moyens d’information), lisez le </text:span><text:a xlink:type="simple" xlink:href="http://www.clemi.org/fr/ressources_pour_la_classe/lexique/" text:style-name="Internet_20_link" text:visited-style-name="Visited_20_Internet_20_Link"><text:span text:style-name="Internet_20_link"><text:span text:style-name="T3">GLOSSAIRE DES TERMES DE LA PRESSE ÉCRITE</text:span></text:span></text:a><text:span text:style-name="T1">.</text:span></text:p>
      <text:p text:style-name="P8"><text:span text:style-name="T1">3.2. Sur le site de l’</text:span><text:a xlink:type="simple" xlink:href="http://www.ojd.com/chiffres/section/PPGP" text:style-name="Internet_20_link" text:visited-style-name="Visited_20_Internet_20_Link"><text:span text:style-name="Internet_20_link"><text:span text:style-name="T3">OJD</text:span></text:span></text:a><text:a xlink:type="simple" xlink:href="http://www.ojd.com/chiffres/section/PPGP" text:style-name="Internet_20_link" text:visited-style-name="Visited_20_Internet_20_Link"><text:span text:style-name="Internet_20_link"><text:span text:style-name="T2"> (Association pour le contrôle de la diffusion des médias)</text:span></text:span></text:a><text:span text:style-name="T1">, consultez les chiffres de ventes des quotidiens nationaux et régionaux et des « news » (hebdos d’information générale) (en cliquant dessus), et au hasard sur les domaines qui vous intéressent. Regardez aussi la presse gratuite, et « Internet et multimédia » Repérez les journaux les plus diffusés, et vérifiez si la fréquentation de leur site est en rapport.</text:span></text:p>
      <text:p text:style-name="P8"><text:span text:style-name="T1">3.3. Sur le site du </text:span><text:a xlink:type="simple" xlink:href="http://www.wan-press.org/article18613.html" text:style-name="Internet_20_link" text:visited-style-name="Visited_20_Internet_20_Link"><text:span text:style-name="Internet_20_link"><text:span text:style-name="T3">WAN</text:span></text:span></text:a><text:a xlink:type="simple" xlink:href="http://www.wan-press.org/article18613.html" text:style-name="Internet_20_link" text:visited-style-name="Visited_20_Internet_20_Link"><text:span text:style-name="Internet_20_link"><text:span text:style-name="T2"> (World Association of Newspapers)</text:span></text:span></text:a><text:span text:style-name="T1">, lisez l’article </text:span><text:span text:style-name="T7">« Tendances Mondiales de la Presse »</text:span><text:span text:style-name="T1"> Il s’agit du bilan 2010 des ventes de la presse dans tous les pays du monde (un bilan est publié chaque année sur le site).</text:span></text:p>
      <text:p text:style-name="P8"><text:span text:style-name="T1">3.4. Sur le site </text:span><text:a xlink:type="simple" xlink:href="http://unes.spqr.fr/" text:style-name="Internet_20_link" text:visited-style-name="Visited_20_Internet_20_Link"><text:span text:style-name="Internet_20_link"><text:span text:style-name="T2">UNES SPQR</text:span></text:span></text:a><text:span text:style-name="T1">, vous avez les « unes » de la presse quotidienne régionale. Très pratique lorsque vous constituerez vos dossiers.</text:span></text:p>
      <text:p text:style-name="P11"/>
      <text:p text:style-name="P11"/>
      <text:p text:style-name="P12"><text:soft-page-break/>Tâche n°1 :</text:p>
      <text:p text:style-name="P11">Testez vos connaissances</text:p>
      <text:p text:style-name="P19"><text:span text:style-name="Strong_20_Emphasis">Répondez par deux maximum à ces 20 questions (elles reprennent à peu près l’ordre des documents).</text:span></text:p>
      <text:list xml:id="list6820555616438992655" text:style-name="WW8Num2">
        <text:list-item>
          <text:p text:style-name="P30">Évoquez le premier périodique créé en France.</text:p>
        </text:list-item>
      </text:list>
      <text:p text:style-name="P16">Le premier périodique créé en France est un hebdomadaire nommé Relation (à Strasbourg en décembre 1605 par Johann Carolus).</text:p>
      <text:p text:style-name="P15"/>
      <text:list xml:id="list43666169" text:continue-numbering="true" text:style-name="WW8Num2">
        <text:list-item>
          <text:p text:style-name="P25">Avant l’invention de l’imprimerie, en quoi consistait la « presse ». D’où vient ce mot ?</text:p>
        </text:list-item>
      </text:list>
      <text:p text:style-name="P5">Avant l'invention de l'imprimerie, la presse consistait à véhiculée des informations par voie orale ou par courrier. Le mot «presse» tire son origine de l'utilisation de la presse d'imprimerie.</text:p>
      <text:list xml:id="list43674775" text:continue-numbering="true" text:style-name="WW8Num2">
        <text:list-item>
          <text:p text:style-name="P25">Différenciez journaux<text:span text:style-name="T15">, revues et magazines. Qu’appelle-t-on le </text:span><text:span text:style-name="Strong_20_Emphasis"><text:span text:style-name="T15">« format berlinois »</text:span></text:span><text:span text:style-name="T15"> ? Quelles sont les différentes périodicités des journaux ?</text:span></text:p>
        </text:list-item>
      </text:list>
      <text:p text:style-name="P6">Un journal est une publication quotidienne traitant des événements récents, une revue est une publication périodique et présente généralement le bilan de la période écoulé dans un domaine particulier, un magazine est également un publication périodique mais la particularité est qu'elle est illustrée et parle de sujets divers ou d'un domaine précis.</text:p>
      <text:p text:style-name="P6">Le format Berlinois est un format correspondant à une hauteur de 470mm pour une largeur de 315mm utilisé généralement pas de nombreux journaux d'informations gratuits (inventé par un quotidien allemand «Berliner Zeitung»).</text:p>
      <text:list xml:id="list43676001" text:continue-numbering="true" text:style-name="WW8Num2">
        <text:list-item>
          <text:p text:style-name="P26">Pourquoi la presse était-elle déconsidérée au XVIIIe siècle ?</text:p>
        </text:list-item>
      </text:list>
      <text:p text:style-name="P6">La presse était déconsidérée à cause du gouvernement qui contrôlait la plupart des médias à l'aide de la censure. </text:p>
      <text:list xml:id="list43686917" text:continue-numbering="true" text:style-name="WW8Num2">
        <text:list-item>
          <text:p text:style-name="P26">Quelles sont les grandes dates de la liberté de la presse en France ?</text:p>
        </text:list-item>
      </text:list>
      <text:p text:style-name="P6">1789 : Un article de la Déclaration des droits de l'Homme débute la liberté de la presse. Tout citoyen peut parler, écrire, imprimer librement.</text:p>
      <text:p text:style-name="P6">1819 : C'est un assouplissement de la liberté de la Presse</text:p>
      <text:p text:style-name="P3"><text:span text:style-name="T23">1881 : </text:span><text:span text:style-name="T23">C'est la III ème République qui va voter la loi sur la liberté de la presse, contrairement à la loi de 1789, ce sont aussi la librairie et l'imprimerie qui sont libres. <text:s/></text:span><text:span text:style-name="T23"><text:s/></text:span><text:span text:style-name="T15"><text:line-break/></text:span></text:p>
      <text:list xml:id="list43667267" text:continue-numbering="true" text:style-name="WW8Num2">
        <text:list-item>
          <text:p text:style-name="P26">Quelles sont les principales agences de presse dans le monde ?</text:p>
        </text:list-item>
      </text:list>
      <text:p text:style-name="P6">Les principales agences de presse dans le monde sont ;</text:p>
      <text:p text:style-name="P6"><text:soft-page-break/>- L'agence américaine Associated Press (AP), l'agence France Presse (A.F.P), l'agence britannique Reuters, l'agence de presse Allemande (DPA).</text:p>
      <text:list xml:id="list43663737" text:continue-numbering="true" text:style-name="WW8Num2">
        <text:list-item>
          <text:p text:style-name="P25"><text:span text:style-name="T15">Qu’appelle-t-on </text:span><text:span text:style-name="Strong_20_Emphasis"><text:span text:style-name="T15">« journalisme d’investigation »</text:span></text:span><text:span text:style-name="T15"> ?</text:span></text:p>
        </text:list-item>
      </text:list>
      <text:p text:style-name="P6">Le journalisme d'investigation est un genre journalistique qui se caractérise par la durée de travail sur un même sujet et par des recherches approfondies.</text:p>
      <text:list xml:id="list43685558" text:continue-numbering="true" text:style-name="WW8Num2">
        <text:list-item>
          <text:p text:style-name="P25"><text:span text:style-name="T15">Qu’est-ce que la </text:span><text:span text:style-name="Strong_20_Emphasis"><text:span text:style-name="T15">« déontologie »</text:span></text:span><text:span text:style-name="T15"> ? Dans le cas du journalisme, en quoi consiste-t-elle ?</text:span></text:p>
        </text:list-item>
      </text:list>
      <text:p text:style-name="P4"><text:span text:style-name="T23">La déontologie est l'ensemble des règles ou des devoirs régissant la conduite à tenir pour les membres d'une profession ou pour les individus chargés d'une fonction dans la société. Dans le cas du journalisme la déontologie consiste à protéger les journalistes des manœuvres de propagande, de promotion et de désinformation et les incites à s'en méfier.</text:span><text:span text:style-name="T15"> </text:span></text:p>
      <text:list xml:id="list43672656" text:continue-numbering="true" text:style-name="WW8Num2">
        <text:list-item>
          <text:p text:style-name="P25"><text:span text:style-name="T15">Qu’appelle-t-on </text:span><text:span text:style-name="Strong_20_Emphasis"><text:span text:style-name="T15">« information descendante »</text:span></text:span><text:span text:style-name="T15"> et </text:span><text:span text:style-name="Strong_20_Emphasis"><text:span text:style-name="T15">« information montante »</text:span></text:span><text:span text:style-name="T15"> ?</text:span></text:p>
        </text:list-item>
      </text:list>
      <text:p text:style-name="P6">L'information descendante est une information (orale, écrite, service, ordre...etc) qui part du supérieur hiérarchique vers le subordonné.</text:p>
      <text:p text:style-name="P5">L'information ascendante est une information (notes, rapports, réunions...etc) qui part du subordonné au supérieur hiérarchique. </text:p>
      <text:list xml:id="list43671742" text:continue-numbering="true" text:style-name="WW8Num2">
        <text:list-item>
          <text:p text:style-name="P25"><text:span text:style-name="T15">Quelles sont les conséquences négatives de la concentration dans l’industrie de</text:span>s médias ?</text:p>
        </text:list-item>
      </text:list>
      <text:p text:style-name="P5">Les conséquences négatives de la concentrations dans l'industrie des médias sont nombreuses comme : les conflits d'intérêts, la course au clic et à la rentabilité, la censure et l'autocensure des journalistes...etc. </text:p>
      <text:list xml:id="list43684916" text:continue-numbering="true" text:style-name="WW8Num2">
        <text:list-item>
          <text:p text:style-name="P25">Quelles sont les deux ressources d’un organe de presse, et en quoi ce double marché est-il source de conflits d’intérêt ?</text:p>
        </text:list-item>
        <text:list-item>
          <text:p text:style-name="P25">Selon Henri Maler, quelles mesures permettraient de sauvegarder le pluralisme dans les médias ?</text:p>
        </text:list-item>
      </text:list>
      <text:p text:style-name="P7">Selon Henri Maler il faut mettre en œuvre des dispositifs qui visent à limiter les concentrations financiarisées et des dispositifs pour renfoncer les médias sans but lucratif ainsi que les droits des journalistes et salariés.</text:p>
      <text:list xml:id="list43693641" text:continue-numbering="true" text:style-name="WW8Num2">
        <text:list-item>
          <text:p text:style-name="P25">Quelles sont les cinq multinationales qui détiennent la plus grande partie des médias en France ?</text:p>
        </text:list-item>
      </text:list>
      <text:p text:style-name="P7">Les cinq multinationales qui détiennent la plus grand partie des médias sont : LVMH, Groupe Dassault, Altice/SFR, Vivendi ou encore des groupes de milliardaires tel que Xavier Niel/Pierre Bergé/Matthieu Pigasse...etc.</text:p>
      <text:list xml:id="list43693720" text:continue-numbering="true" text:style-name="WW8Num2">
        <text:list-item>
          <text:p text:style-name="P25">Quel est le groupe industriel qui semble le plus présent sur tous les domaines médiatiques ?</text:p>
        </text:list-item>
      </text:list>
      <text:p text:style-name="P7">Le groupe industriel qui semple le plus présent sur tous les domaines médiatiques est le Groupe Dassault. </text:p>
      <text:list xml:id="list43675187" text:continue-numbering="true" text:style-name="WW8Num2">
        <text:list-item>
          <text:p text:style-name="P25"><text:soft-page-break/>En quoi le fait que des groupes de presse soient aussi des groupes d’édition et de diffusion peut-il menacer le pluralisme ?</text:p>
        </text:list-item>
      </text:list>
      <text:p text:style-name="P7">La concentration des médias a pour conséquence de manipuler l'opinion des lecteurs, étant donné que bon nombres de médias sont contrôlés par une seule multinationale, il est facile de modifier l'opinion publique. Le deuxième risque majeur est pour les journalistes eux mêmes avec la censure et l'autocensure qui leurs empêchent de réaliser pleinement leurs articles. </text:p>
      <text:list xml:id="list43686201" text:continue-numbering="true" text:style-name="WW8Num2">
        <text:list-item>
          <text:p text:style-name="P25">Quels sont les journaux d’information les plus diffusés en France ? Quelle est l’évolution de leur vente sur les dernières années ?</text:p>
        </text:list-item>
      </text:list>
      <text:p text:style-name="P4">Les journaux d'information les plus diffusés en France sont :</text:p>
      <text:p text:style-name="P5">- Le figaro – Le monde – L'équipe – Les echos...etc actuellement. Leur vente augmentent sur les dernières années. </text:p>
      <text:list xml:id="list43675729" text:continue-numbering="true" text:style-name="WW8Num2">
        <text:list-item>
          <text:p text:style-name="P25">Dans le monde, combien de journaux sont diffusés chaque jour ? Quel est le continent dans lequel il se vend le plus de journaux ?</text:p>
        </text:list-item>
        <text:list-item>
          <text:p text:style-name="P25">Quelle est la tendance en France au niveau de la diffusion et de la vente ? Quelle est la différence entre « vente » et « diffusion » ?</text:p>
        </text:list-item>
        <text:list-item>
          <text:p text:style-name="P25">Quels sont les plus grands acheteurs de journaux au monde ?</text:p>
        </text:list-item>
        <text:list-item>
          <text:p text:style-name="P31">Quelle part du marché publicitaire mondial revient à la presse écrite d’une part et à la télévision d’autre part ?</text:p>
        </text:list-item>
      </text:list>
      <text:p text:style-name="P12">Tâche n°2 :</text:p>
      <text:p text:style-name="P19"><text:span text:style-name="Strong_20_Emphasis">Vous choisirez un sujet dans chacun des thèmes suivants et en ferez une synthèse écrite.</text:span> <text:span text:style-name="T14">Comme pour tout travail scolaire, évitez le simple copiage d’une page Web. Faites l’effort de synthétiser au moins deux sources différentes</text:span>. (sources à préciser)</text:p>
      <text:p text:style-name="Normal_20__28_Web_29_"><text:span text:style-name="Strong_20_Emphasis">1. Histoire de la presse</text:span> <text:line-break/> 1 L’AFP <text:line-break/> 2 Les agences de presse <text:line-break/> <text:span text:style-name="T18">3 </text:span><text:a xlink:type="simple" xlink:href="http://fr.wikipedia.org/wiki/Loi_sur_la_liberté_de_la_presse_du_29_juillet_1881" text:style-name="Internet_20_link" text:visited-style-name="Visited_20_Internet_20_Link"><text:span text:style-name="Internet_20_link"><text:span text:style-name="T19">Loi sur la liberté de la presse du 29 juillet 1881</text:span></text:span></text:a><text:span text:style-name="T18"> <text:line-break/></text:span><text:span text:style-name="T19"> 4 </text:span><text:a xlink:type="simple" xlink:href="http://fr.wikipedia.org/wiki/Ordonnances_de_1944_sur_la_liberté_de_la_presse" text:style-name="Internet_20_link" text:visited-style-name="Visited_20_Internet_20_Link"><text:span text:style-name="Internet_20_link"><text:span text:style-name="T19">Ordonnances de 1944 sur la liberté de la presse</text:span></text:span></text:a><text:span text:style-name="T19"> </text:span><text:span text:style-name="T18"><text:line-break/></text:span><text:span text:style-name="T18"> 5 Le </text:span><text:a xlink:type="simple" xlink:href="http://fr.wikipedia.org/wiki/Groupe_Lagardère" text:style-name="Internet_20_link" text:visited-style-name="Visited_20_Internet_20_Link"><text:span text:style-name="Internet_20_link"><text:span text:style-name="T19">Groupe Lagardère</text:span></text:span></text:a><text:span text:style-name="T18"> et les médias <text:line-break/></text:span><text:span text:style-name="T18"> 6 Le </text:span><text:a xlink:type="simple" xlink:href="http://fr.wikipedia.org/wiki/groupe_Dassault" text:style-name="Internet_20_link" text:visited-style-name="Visited_20_Internet_20_Link"><text:span text:style-name="Internet_20_link"><text:span text:style-name="T19">groupe Dassault</text:span></text:span></text:a><text:span text:style-name="T18"> et les médias <text:line-break/></text:span><text:span text:style-name="T18"> 7 Le groupe </text:span><text:a xlink:type="simple" xlink:href="http://fr.wikipedia.org/wiki/Bouygues" text:style-name="Internet_20_link" text:visited-style-name="Visited_20_Internet_20_Link"><text:span text:style-name="Internet_20_link"><text:span text:style-name="T19">Bouygues</text:span></text:span></text:a><text:span text:style-name="T18"> et les médias</text:span></text:p>
      <text:p text:style-name="Normal_20__28_Web_29_"><text:span text:style-name="T44">L’histoire de la presse :</text:span><text:span text:style-name="T26"><text:line-break/></text:span><text:span text:style-name="T44">Le groupe Bouygues et les médias :</text:span><text:span text:style-name="T26"><text:line-break/></text:span><text:span text:style-name="T44">Bouygues est un groupe industriel d’origine Française créé en 1952 par Francis Bouygues.</text:span><text:span text:style-name="T26"><text:line-break/></text:span><text:span text:style-name="T44">Ce groupe a comme activités : la construction avec Bouygues Construction , Bouygues immobilier ; les télécoms avec Bouygues Telecom et sur les médias avec TF1 privatisé en 1986 .</text:span><text:span text:style-name="T26"><text:line-break/></text:span><text:span text:style-name="T44">Nous nous intéressons particulièrement au médias de Bouygues et nous pouvons donc parler de TF1, la chaîne de télévision française la plus connus et la plus regardé.</text:span><text:span text:style-name="T26"><text:line-break/></text:span><text:span text:style-name="T44">Le groupe de TF1 possède actuellement et en intégralité 7 autres chaînes : LCI , TMC , NT1 , Ushuaïa TV, Histoire , HD1 et TV Breizh.</text:span><text:span text:style-name="T26"><text:line-break/></text:span><text:soft-page-break/><text:span text:style-name="T44">Les part d’audience cumulée d’environ 27,4 % en 2016, mais son audience est actuellement en baisse , suite à la concurrence des chaînes comme Netflix, …</text:span><text:span text:style-name="T26"><text:line-break/></text:span><text:span text:style-name="T44">Cependant ce groupe fait preuve d’innovation en s’adaptant face aux évolutions structurelles afin de faire croître leurs ambitions et leur rentabilité.</text:span><text:span text:style-name="T26"><text:line-break/><text:line-break/></text:span><text:span text:style-name="T44">Sources : </text:span><text:a xlink:type="simple" xlink:href="https://l.facebook.com/l.php?u=https%3A%2F%2Ffr.wikipedia.org%2Fwiki%2FBouygues%23Groupe_TF1&amp;h=ATPOOU9lj1gZf00clfjKXLkN6NxQ1w0GVjiQluM0QLlcRmJKzMSJbIDdGiYgaiGhmbbp-6-tEeTQmigw-qtIIkWbeG235T8_guQ97WZvrB2XpiIR4TWGI2HHw_t5VZahhIinpo6G_nMh" office:target-frame-name="_blank" xlink:show="new" text:style-name="Internet_20_link" text:visited-style-name="Visited_20_Internet_20_Link"><text:span text:style-name="T36">https://fr.wikipedia.org/wiki/Bouygues#Groupe_TF1</text:span></text:a><text:span text:style-name="T45"> </text:span><text:span text:style-name="T44">, </text:span><text:a xlink:type="simple" xlink:href="https://l.facebook.com/l.php?u=http%3A%2F%2Fwww.bouygues.com%2Factivites%2Fles-medias%2Ftf1%2F&amp;h=ATPOOU9lj1gZf00clfjKXLkN6NxQ1w0GVjiQluM0QLlcRmJKzMSJbIDdGiYgaiGhmbbp-6-tEeTQmigw-qtIIkWbeG235T8_guQ97WZvrB2XpiIR4TWGI2HHw_t5VZahhIinpo6G_nMh" office:target-frame-name="_blank" xlink:show="new" text:style-name="Internet_20_link" text:visited-style-name="Visited_20_Internet_20_Link"><text:span text:style-name="T36">http://www.bouygues.com/activites/les-medias/tf1/</text:span></text:a><text:span text:style-name="T52"> </text:span></text:p>
      <text:p text:style-name="Normal_20__28_Web_29_"><text:span text:style-name="T18"><text:line-break/></text:span><text:span text:style-name="T18"> 8 Le groupe </text:span><text:a xlink:type="simple" xlink:href="http://fr.wikipedia.org/wiki/Bertelsmann" text:style-name="Internet_20_link" text:visited-style-name="Visited_20_Internet_20_Link"><text:span text:style-name="Internet_20_link"><text:span text:style-name="T19">Bertelsmann</text:span></text:span></text:a><text:span text:style-name="T18"> et les médias <text:line-break/></text:span><text:span text:style-name="T18"> 9 Le groupe </text:span><text:a xlink:type="simple" xlink:href="http://fr.wikipedia.org/wiki/Vivendi" text:style-name="Internet_20_link" text:visited-style-name="Visited_20_Internet_20_Link"><text:span text:style-name="Internet_20_link"><text:span text:style-name="T19">Vivendi</text:span></text:span></text:a><text:span text:style-name="T18"> et les médias <text:line-break/></text:span><text:span text:style-name="T18"> 10 Le </text:span><text:a xlink:type="simple" xlink:href="http://fr.wikipedia.org/wiki/groupe_Bolloré" text:style-name="Internet_20_link" text:visited-style-name="Visited_20_Internet_20_Link"><text:span text:style-name="Internet_20_link"><text:span text:style-name="T19">groupe Bolloré</text:span></text:span></text:a><text:span text:style-name="T18"> et les médias <text:line-break/></text:span><text:span text:style-name="T18"> 11 Le groupe </text:span><text:a xlink:type="simple" xlink:href="http://fr.wikipedia.org/wiki/Editis" text:style-name="Internet_20_link" text:visited-style-name="Visited_20_Internet_20_Link"><text:span text:style-name="Internet_20_link"><text:span text:style-name="T19">Editis</text:span></text:span></text:a><text:span text:style-name="T18"> et les médias</text:span></text:p>
      <text:p text:style-name="Normal_20__28_Web_29_"><text:span text:style-name="Strong_20_Emphasis"><text:span text:style-name="T18">2. Les organes de presse</text:span></text:span><text:span text:style-name="T18"> </text:span><text:line-break/> 12 <text:span text:style-name="T13">Libération</text:span> <text:line-break/> 13 <text:span text:style-name="T13">Le Monde</text:span> <text:line-break/> 14 <text:span text:style-name="T13">Le Figaro</text:span> <text:line-break/> 15 <text:span text:style-name="T13">L’humanité</text:span> <text:line-break/> 16 <text:span text:style-name="T13">Le Parisien / Aujourd’hui</text:span> <text:line-break/> 17 <text:span text:style-name="T13">L’Équipe</text:span> <text:line-break/> 18 <text:span text:style-name="T13">Ouest France</text:span> <text:line-break/> 19 La<text:span text:style-name="T18"> </text:span><text:a xlink:type="simple" xlink:href="http://fr.wikipedia.org/wiki/Presse_écrite_régionale_en_France" text:style-name="Internet_20_link" text:visited-style-name="Visited_20_Internet_20_Link"><text:span text:style-name="Internet_20_link"><text:span text:style-name="T19">Presse écrite régionale en France</text:span></text:span></text:a><text:span text:style-name="T18"> </text:span><text:line-break/> 20 <text:span text:style-name="T13">Le Nouvel Observateur</text:span> <text:line-break/> 21 <text:span text:style-name="T13">L’Express</text:span> <text:line-break/> 22 <text:span text:style-name="T13">Marianne</text:span> <text:line-break/> 23 <text:span text:style-name="T13">Le canard enchaîné</text:span> <text:line-break/> 24 <text:span text:style-name="T13">Le Monde diplomatique</text:span> <text:line-break/> 25 <text:span text:style-name="T13">Jeune Afrique</text:span> <text:line-break/> 26 <text:span text:style-name="T13">Courrier International</text:span> <text:line-break/> 27 Les magazines télé <text:line-break/> 28 La <text:a xlink:type="simple" xlink:href="http://fr.wikipedia.org/wiki/presse_féminine" text:style-name="Internet_20_link" text:visited-style-name="Visited_20_Internet_20_Link"><text:span text:style-name="Internet_20_link"><text:span text:style-name="T19">presse féminine</text:span></text:span></text:a></text:p>
      <text:p text:style-name="Normal_20__28_Web_29_"><text:span text:style-name="Strong_20_Emphasis">3. Le journalisme</text:span> <text:line-break/> 29 La carte de presse <text:line-break/> 30 La déontologie <text:line-break/> 31 Le pluralisme <text:line-break/> 32 La connivence, la complaisance <text:line-break/> 33 Objectivité / subjectivité <text:line-break/> 34 Le<text:span text:style-name="T18"> </text:span><text:a xlink:type="simple" xlink:href="http://fr.wikipedia.org/wiki/Bureau_de_vérification_de_la_publicité" text:style-name="Internet_20_link" text:visited-style-name="Visited_20_Internet_20_Link"><text:span text:style-name="Internet_20_link"><text:span text:style-name="T19">Bureau de vérification de la publicité</text:span></text:span></text:a><text:span text:style-name="T18"> </text:span><text:line-break/> 35 La périodicité <text:line-break/> 36 La diffusion <text:line-break/> 37 L’ours (imprimerie) <text:line-break/> 38 La titraille <text:line-break/> 39 La brève/les rivières/ le filet <text:line-break/> 40 L’article <text:line-break/> 41 Les correspondants de presse <text:line-break/> 42 La critique <text:line-break/> 43 L’éditorial <text:line-break/> 44 La chronique <text:line-break/><text:soft-page-break/> 45 Le portrait, l’entrevue (ou interview, entretien) <text:line-break/> 46 La tribune libre <text:line-break/> 47 L’écho, le billet <text:line-break/> 48 L’enquête, le reportage <text:line-break/><text:span text:style-name="T9"> 49 Le journalisme d’investigation <text:line-break/></text:span><text:span text:style-name="T9"> 50 </text:span><text:a xlink:type="simple" xlink:href="http://www.altersexualite.com/spip.php?article611" text:style-name="Internet_20_link" text:visited-style-name="Visited_20_Internet_20_Link"><text:span text:style-name="Internet_20_link"><text:span text:style-name="T20">Albert Londres</text:span></text:span></text:a><text:span text:style-name="T11"> </text:span><text:span text:style-name="T9">et le </text:span><text:a xlink:type="simple" xlink:href="http://fr.wikipedia.org/wiki/Prix_Albert_Londres" text:style-name="Internet_20_link" text:visited-style-name="Visited_20_Internet_20_Link"><text:span text:style-name="Internet_20_link"><text:span text:style-name="T20">Prix Albert Londres</text:span></text:span></text:a></text:p>
      <text:p text:style-name="P19"><text:span text:style-name="T9"> Pour vos recherches lexicographiques, vous pouvez utiliser soit le site du </text:span><text:a xlink:type="simple" xlink:href="http://www.cnrtl.fr/lexicographie/" text:style-name="Internet_20_link" text:visited-style-name="Visited_20_Internet_20_Link"><text:span text:style-name="Strong_20_Emphasis"><text:span text:style-name="T4">CNRTL</text:span></text:span></text:a><text:span text:style-name="T9">, soit celui du </text:span><text:a xlink:type="simple" xlink:href="http://atilf.atilf.fr/" text:style-name="Internet_20_link" text:visited-style-name="Visited_20_Internet_20_Link"><text:span text:style-name="Strong_20_Emphasis"><text:span text:style-name="T4">TLF</text:span></text:span></text:a></text:p>
      <text:p text:style-name="P12">Tâche n°3 :</text:p>
      <text:p text:style-name="P17"><text:span text:style-name="Strong_20_Emphasis"><text:span text:style-name="T12">Consultez la page suivante :</text:span></text:span></text:p>
      <text:p text:style-name="P18">http://unes.spqr,fr</text:p>
      <text:p text:style-name="P21">Vous ferez la synthèse par 2 à écrit sur les choix éditoriaux dans la presse quotidienne régionale (environ 20 lignes).</text:p>
      <text:p text:style-name="P22"/>
      <text:p text:style-name="Standard"><text:tab/><text:span text:style-name="T22">En prenant les premières pages du <text:s/>02 Octobre 2017, nous pouvons remarquer d'énormes différences entre les différents journaux. Cette date n'a pas été choisi de manière aléatoire car le 02 Octobre 2017 correspond à un attentat à Marseille où deux femmes sont décédées mais également à la date où une rambarde de football à cassée sous le poids des supporters.</text:span></text:p>
      <text:p text:style-name="Standard"><text:span text:style-name="T22"><text:tab/>Lorsque l'on regarde le site : </text:span><text:a xlink:type="simple" xlink:href="http://unes.spqr.fr/?date=20171002" text:style-name="Internet_20_link" text:visited-style-name="Visited_20_Internet_20_Link">http://unes.spqr.fr/?date=20171002</text:a><text:span text:style-name="T22"> nous pouvons remarquer d'entrer que toute les pages ne traitent pas le même sujet ; les journaux régionaux proches du lieu l’attentat parle de l'événement en choquant le lecteur. Contrairement aux autres journaux qui parle peu voir pas du tout de l'événement.</text:span></text:p>
      <text:p text:style-name="P29">Comme par exemple le journal « Courrier Picard » où nous avons l'accident du stade en première page et l'attentat en plus petit, cela donne l'impression que le l'accident et plus grave que l'attentat.</text:p>
      <text:p text:style-name="P29">Voire pire sur « L'Ardennais » où l'on parle ni de l'attentat ni de l'accident. Des journaux comme « Le Parisien » ou encore « La Provence » font apparaître l'attentat en première page, avec une grande police de caractère, avec des lettres blanches sur un fond noir.</text:p>
      <text:p text:style-name="P32"><text:tab/>Donc nous pouvons dire que les journaux régionaux ne parle principalement que des événements proche de leur région ou dans leur région alors qu'il y a des événements qui peuvent avoir un rayonnement national, voir même international.</text:p>
      <text:p text:style-name="P23"/>
      <text:p text:style-name="P23"/>
      <text:p text:style-name="P21"/>
      <text:p text:style-name="P13">Tâche n°4 :</text:p>
      <text:p text:style-name="P21"/>
      <text:p text:style-name="P14"><text:span text:style-name="Strong_20_Emphasis"><text:span text:style-name="T12">Relisez l’article de Lawrence Lessig : « Le problème de la démocratie actuellement c’est qu’ele n’est pas représentative ».</text:span></text:span></text:p>
      <text:p text:style-name="P21"><text:soft-page-break/></text:p>
      <text:p text:style-name="P21">Vous répondrez par écrit à la question suivante :</text:p>
      <text:p text:style-name="P20"><text:span text:style-name="T8">Internet est-il un frein à la démocratie selon vous ? </text:span><text:span text:style-name="T9"><text:s/>(environ 20 lignes).</text:span></text:p>
      <text:p text:style-name="P21">Appuyez-vous sur les propos du spécialiste pour enrichir votre argumentaire.</text:p>
      <text:p text:style-name="P33"/>
      <text:p text:style-name="P34">La démocratie existe depuis la Grèce antique, internet depuis le 20ème siècle et pourtant l'arrivé de cette technologie à bouleversé le système politique présent dans la plupart des pays d’Europe.</text:p>
      <text:p text:style-name="P34">En effet internet est représenté généralement péjorativement par rapport au sujet de la Démocratie. Lawrence Lessig est un des principaux penseurs d’Internet explique le paradoxe d'internet. <text:line-break/>Cette technologie est réputé pour la liberté d'expression, elle donne accès à n'importe quel article rédigé par n'importe qui : «L’une des grandes forces d’Internet, c’est qu’il permet aux gens de se connecter directement. L’une des grandes faiblesses d’Internet, c’est qu’il permet aux gens de se connecter directement (rires).» A l'origine internet peut-être un outil extrêmement efficace pour rassembler une population autour d'une idée, un outil sur lequel nous pouvons débattre, se forger un avis...etc, cependant ceux qui détiennent l'opinion public sur les médias sont les journeaux, qui se convertissent de plus en plus en journaux accessibles depuis le web. </text:p>
      <text:p text:style-name="P34">Sauf que ses journaux appartiennent à de grand groupes industriels manipulés par les politiques. Cet outil si libre permettant le partage ce retrouve être un outil de propagande massive en manipulant la population. Selon Lessig concilier l'accès à l'information et la liberté d'expression ne soit pas se régler par la censure : «On ne réglera pas ce problème en éteignant Internet ou en empêchant les gens d’accéder à l’information.». </text:p>
      <text:p text:style-name="P34">Ce problème ne peut qu'être résolu avec une prise de conscience massive que toutes les informations disponibles sur Internet ne sont pas toujours forcément bonne ou tout simplement en régulant la neutralité des journaux mais dans ce cas ou se trouve la liberté d'expression. </text:p>
      <text:p text:style-name="P34">En conclusion, avant de pouvoir régler les problèmes de démocratie sur Internet, certaines choses doivent être résolus dans certains pays, comme aux Etats Unis ou les circonscriptions électorales sont en fonction des caractéristiques socio-économiques et à l’avantage d’une famille politique. Lessig pense que la technologie peut-être bénéfique pour réussir à atteindre une démocratie plus représentative et c'est son objectif depuis quelques tem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Helvetica" svg:font-family="Helvetica, Arial, sans-serif"/>
    <style:font-face style:name="Mangal2" svg:font-family="Mangal"/>
    <style:font-face style:name="Time nex" svg:font-family="'Time nex'"/>
    <style:font-face style:name="Courier New" svg:font-family="'Courier New'" style:font-family-generic="modern"/>
    <style:font-face style:name="Calibri1" svg:font-family="Calibri, Calibri" style:font-family-generic="swiss"/>
    <style:font-face style:name="Liberation Sans1" svg:font-family="'Liberation Sans', Arial" style:font-pitch="variable"/>
    <style:font-face style:name="Mangal1" svg:font-family="Mangal" style:font-pitch="variable"/>
    <style:font-face style:name="Microsoft YaHei" svg:font-family="'Microsoft YaHei'"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494cm" fo:margin-bottom="0.494cm" fo:text-align="justify" style:justify-single-word="false" fo:orphans="2" fo:widows="2" fo:hyphenation-ladder-count="no-limit" style:writing-mode="lr-tb"/>
      <style:text-properties style:use-window-font-color="true" style:font-name="Calibri" fo:font-size="11pt" fo:language="fr" fo:country="FR"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list-style-name="WW8Num1" style:class="text">
      <style:paragraph-properties loext:contextual-spacing="false"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list-style-name="WW8Num1" style:class="text">
      <style:paragraph-properties loext:contextual-spacing="false"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Text_20_body" style:default-outline-level="3" style:list-style-name="WW8Num1" style:class="text">
      <style:paragraph-properties fo:text-align="start" style:justify-single-word="false"/>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Normal_20__28_Web_29_" style:display-name="Normal (Web)" style:family="paragraph" style:parent-style-name="Standard">
      <style:paragraph-properties fo:text-align="start" style:justify-single-word="false"/>
      <style:text-properties style:font-name="Times New Roman" fo:font-size="12pt" style:font-name-asian="Times New Roman" style:font-size-asian="12pt" style:font-name-complex="Times New Roman" style:font-size-complex="12pt"/>
    </style:style>
    <style:style style:name="z-Haut_20_du_20_formulaire" style:display-name="z-Haut du formulaire" style:family="paragraph" style:parent-style-name="Standard" style:next-style-name="Standard">
      <style:paragraph-properties loext:contextual-spacing="false" fo:margin-top="0cm" fo:margin-bottom="0cm" fo:text-align="center" style:justify-single-word="false" fo:padding-left="0cm" fo:padding-right="0cm" fo:padding-top="0cm" fo:padding-bottom="0.035cm" fo:border-left="none" fo:border-right="none" fo:border-top="none" fo:border-bottom="0.026cm solid #000000"/>
      <style:text-properties style:font-name="Arial" fo:font-size="8pt" style:font-name-asian="Times New Roman" style:font-size-asian="8pt" style:font-name-complex="Arial" style:font-size-complex="8pt" text:display="none"/>
    </style:style>
    <style:style style:name="z-Bas_20_du_20_formulaire" style:display-name="z-Bas du formulaire" style:family="paragraph" style:parent-style-name="Standard" style:next-style-name="Standard">
      <style:paragraph-properties loext:contextual-spacing="false" fo:margin-top="0cm" fo:margin-bottom="0cm" fo:text-align="center" style:justify-single-word="false" fo:padding-left="0cm" fo:padding-right="0cm" fo:padding-top="0.035cm" fo:padding-bottom="0cm" fo:border-left="none" fo:border-right="none" fo:border-top="0.026cm solid #000000" fo:border-bottom="none"/>
      <style:text-properties style:font-name="Arial" fo:font-size="8pt" style:font-name-asian="Times New Roman" style:font-size-asian="8pt" style:font-name-complex="Arial" style:font-size-complex="8pt" text:display="none"/>
    </style:style>
    <style:style style:name="surtitre" style:family="paragraph" style:parent-style-name="Standard">
      <style:paragraph-properties fo:text-align="start" style:justify-single-word="false"/>
      <style:text-properties style:font-name="Times New Roman" fo:font-size="12pt" style:font-name-asian="Times New Roman" style:font-size-asian="12pt" style:font-name-complex="Times New Roman" style:font-size-complex="12pt"/>
    </style:style>
    <style:style style:name="soustitre" style:family="paragraph" style:parent-style-name="Standard">
      <style:paragraph-properties fo:text-align="start" style:justify-single-word="false"/>
      <style:text-properties style:font-name="Times New Roman" fo:font-size="12pt" style:font-name-asian="Times New Roman" style:font-size-asian="12pt" style:font-name-complex="Times New Roman" style:font-size-complex="12pt"/>
    </style:style>
    <style:style style:name="Texte_20_de_20_bulles" style:display-name="Texte de bulles" style:family="paragraph" style:parent-style-name="Standard">
      <style:paragraph-properties loext:contextual-spacing="false" fo:margin-top="0cm" fo:margin-bottom="0cm"/>
      <style:text-properties style:font-name="Tahoma" fo:font-size="8pt" style:font-size-asian="8pt" style:font-name-complex="Tahoma" style:font-size-complex="8pt"/>
    </style:style>
    <style:style style:name="hyperlien" style:family="paragraph" style:parent-style-name="Standard">
      <style:paragraph-properties fo:text-align="start" style:justify-single-word="false"/>
      <style:text-properties style:font-name="Times New Roman" fo:font-size="12pt" style:font-name-asian="Times New Roman" style:font-size-asian="12pt" style:font-name-complex="Times New Roman" style:font-size-complex="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andard_20__28_user_29_" style:display-name="Standard (user)" style:family="paragraph">
      <style:paragraph-properties loext:contextual-spacing="false" fo:margin-left="0cm" fo:margin-right="0cm" fo:margin-top="0cm" fo:margin-bottom="0cm" fo:line-height="100%" fo:text-align="start" style:justify-single-word="false" fo:orphans="2" fo:widows="2" fo:hyphenation-ladder-count="no-limit"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18pt" fo:language="fr" fo:country="FR" fo:font-style="normal" fo:text-shadow="none" style:text-underline-style="none" fo:font-weight="normal" style:font-name-asian="Tahoma1" style:font-size-asian="18pt" style:language-asian="zh" style:country-asian="CN" style:font-style-asian="normal" style:font-weight-asian="normal" style:font-name-complex="Liberation Sans1" style:font-size-complex="12pt" style:language-complex="hi" style:country-complex="IN" style:text-emphasize="none" fo:hyphenate="false" fo:hyphenation-remain-char-count="2" fo:hyphenation-push-char-count="2"/>
    </style:style>
    <style:style style:name="Objet_20_avec_20_flèche" style:display-name="Objet avec flèche" style:family="paragraph" style:parent-style-name="Standard_20__28_user_29_">
      <style:paragraph-properties loext:contextual-spacing="false" fo:margin-left="0cm" fo:margin-right="0cm" fo:margin-top="0cm" fo:margin-bottom="0cm" fo:line-height="100%" fo:text-align="start" style:justify-single-word="false" fo:text-indent="0cm" style:auto-text-indent="false" style:writing-mode="lr-tb"/>
      <style:text-properties fo:color="#000000" style:text-outline="false" style:text-line-through-style="none" style:font-name="Arial" fo:font-size="18pt" fo:font-style="normal" fo:text-shadow="none" style:text-underline-style="none" fo:font-weight="normal" style:font-size-asian="18pt" style:font-style-asian="normal" style:font-weight-asian="normal" style:font-name-complex="Arial" style:text-emphasize="none"/>
    </style:style>
    <style:style style:name="Objet_20_avec_20_ombre" style:display-name="Objet avec ombre" style:family="paragraph" style:parent-style-name="Standard_20__28_user_29_">
      <style:paragraph-properties loext:contextual-spacing="false" fo:margin-left="0cm" fo:margin-right="0cm" fo:margin-top="0cm" fo:margin-bottom="0cm" fo:line-height="100%" fo:text-align="start" style:justify-single-word="false" fo:text-indent="0cm" style:auto-text-indent="false" style:writing-mode="lr-tb"/>
      <style:text-properties fo:color="#000000" style:text-outline="false" style:text-line-through-style="none" style:font-name="Arial" fo:font-size="18pt" fo:font-style="normal" fo:text-shadow="none" style:text-underline-style="none" fo:font-weight="normal" style:font-size-asian="18pt" style:font-style-asian="normal" style:font-weight-asian="normal" style:font-name-complex="Arial" style:text-emphasize="none"/>
    </style:style>
    <style:style style:name="Objet_20_sans_20_remplissage" style:display-name="Objet sans remplissage" style:family="paragraph" style:parent-style-name="Standard_20__28_user_29_">
      <style:paragraph-properties loext:contextual-spacing="false" fo:margin-left="0cm" fo:margin-right="0cm" fo:margin-top="0cm" fo:margin-bottom="0cm" fo:line-height="100%" fo:text-align="start" style:justify-single-word="false" fo:text-indent="0cm" style:auto-text-indent="false" style:writing-mode="lr-tb"/>
      <style:text-properties fo:color="#000000" style:text-outline="false" style:text-line-through-style="none" style:font-name="Arial" fo:font-size="18pt" fo:font-style="normal" fo:text-shadow="none" style:text-underline-style="none" fo:font-weight="normal" style:font-size-asian="18pt" style:font-style-asian="normal" style:font-weight-asian="normal" style:font-name-complex="Arial" style:text-emphasize="none"/>
    </style:style>
    <style:style style:name="Objet_20_sans_20_remplissage_20_et_20_sans_20_ligne" style:display-name="Objet sans remplissage et sans ligne" style:family="paragraph" style:parent-style-name="Standard_20__28_user_29_">
      <style:paragraph-properties loext:contextual-spacing="false" fo:margin-left="0cm" fo:margin-right="0cm" fo:margin-top="0cm" fo:margin-bottom="0cm" fo:line-height="100%" fo:text-align="start" style:justify-single-word="false" fo:text-indent="0cm" style:auto-text-indent="false" style:writing-mode="lr-tb"/>
      <style:text-properties fo:color="#000000" style:text-outline="false" style:text-line-through-style="none" style:font-name="Arial" fo:font-size="18pt" fo:font-style="normal" fo:text-shadow="none" style:text-underline-style="none" fo:font-weight="normal" style:font-size-asian="18pt" style:font-style-asian="normal" style:font-weight-asian="normal" style:font-name-complex="Arial" style:text-emphasize="none"/>
    </style:style>
    <style:style style:name="Corps_20_de_20_texte_20_justifié" style:display-name="Corps de texte justifié" style:family="paragraph" style:parent-style-name="Standard_20__28_user_29_">
      <style:paragraph-properties loext:contextual-spacing="false" fo:margin-left="0cm" fo:margin-right="0cm" fo:margin-top="0cm" fo:margin-bottom="0cm" fo:line-height="100%" fo:text-align="start" style:justify-single-word="false" fo:text-indent="0cm" style:auto-text-indent="false" style:writing-mode="lr-tb"/>
      <style:text-properties fo:color="#000000" style:text-outline="false" style:text-line-through-style="none" style:font-name="Arial" fo:font-size="18pt" fo:font-style="normal" fo:text-shadow="none" style:text-underline-style="none" fo:font-weight="normal" style:font-size-asian="18pt" style:font-style-asian="normal" style:font-weight-asian="normal" style:font-name-complex="Arial" style:text-emphasize="none"/>
    </style:style>
    <style:style style:name="Titre_20_principal1" style:display-name="Titre principal1" style:family="paragraph" style:parent-style-name="Standard_20__28_user_29_">
      <style:paragraph-properties loext:contextual-spacing="false" fo:margin-left="0cm" fo:margin-right="0cm" fo:margin-top="0cm" fo:margin-bottom="0cm" fo:line-height="100%" fo:text-align="center" style:justify-single-word="false" fo:text-indent="0cm" style:auto-text-indent="false" style:writing-mode="lr-tb"/>
      <style:text-properties fo:color="#000000" style:text-outline="false" style:text-line-through-style="none" style:font-name="Arial" fo:font-size="18pt" fo:font-style="normal" fo:text-shadow="none" style:text-underline-style="none" fo:font-weight="normal" style:font-size-asian="18pt" style:font-style-asian="normal" style:font-weight-asian="normal" style:font-name-complex="Arial" style:text-emphasize="none"/>
    </style:style>
    <style:style style:name="Titre_20_principal2" style:display-name="Titre principal2" style:family="paragraph" style:parent-style-name="Standard_20__28_user_29_">
      <style:paragraph-properties loext:contextual-spacing="false" fo:margin-left="0cm" fo:margin-right="0.199cm" fo:margin-top="0.101cm" fo:margin-bottom="0.101cm" fo:line-height="100%" fo:text-align="center" style:justify-single-word="false" fo:text-indent="0cm" style:auto-text-indent="false" style:writing-mode="lr-tb"/>
      <style:text-properties fo:color="#000000" style:text-outline="false" style:text-line-through-style="none" style:font-name="Arial" fo:font-size="18pt" fo:font-style="normal" fo:text-shadow="none" style:text-underline-style="none" fo:font-weight="normal" style:font-size-asian="18pt" style:font-style-asian="normal" style:font-weight-asian="normal" style:font-name-complex="Arial" style:text-emphasize="none"/>
    </style:style>
    <style:style style:name="Titre1" style:family="paragraph" style:parent-style-name="Standard_20__28_user_29_">
      <style:paragraph-properties loext:contextual-spacing="false" fo:margin-left="0cm" fo:margin-right="0cm" fo:margin-top="0.42cm" fo:margin-bottom="0.21cm" fo:line-height="100%" fo:text-align="start" style:justify-single-word="false" fo:text-indent="0cm" style:auto-text-indent="false" style:writing-mode="lr-tb"/>
      <style:text-properties fo:color="#000000" style:text-outline="false" style:text-line-through-style="none" style:font-name="Arial" fo:font-size="18pt" fo:font-style="normal" fo:text-shadow="none" style:text-underline-style="none" fo:font-weight="normal" style:font-size-asian="18pt" style:font-style-asian="normal" style:font-weight-asian="normal" style:font-name-complex="Arial" style:text-emphasize="none"/>
    </style:style>
    <style:style style:name="Titre2" style:family="paragraph" style:parent-style-name="Standard_20__28_user_29_">
      <style:paragraph-properties loext:contextual-spacing="false" fo:margin-left="0cm" fo:margin-right="0cm" fo:margin-top="0.42cm" fo:margin-bottom="0.21cm" fo:line-height="100%" fo:text-align="start" style:justify-single-word="false" fo:text-indent="0cm" style:auto-text-indent="false" style:writing-mode="lr-tb"/>
      <style:text-properties fo:color="#000000" style:text-outline="false" style:text-line-through-style="none" style:font-name="Arial" fo:font-size="18pt" fo:font-style="normal" fo:text-shadow="none" style:text-underline-style="none" fo:font-weight="normal" style:font-size-asian="18pt" style:font-style-asian="normal" style:font-weight-asian="normal" style:font-name-complex="Arial" style:text-emphasize="none"/>
    </style:style>
    <style:style style:name="Ligne_20_de_20_cote" style:display-name="Ligne de cote" style:family="paragraph" style:parent-style-name="Standard_20__28_user_29_">
      <style:paragraph-properties loext:contextual-spacing="false" fo:margin-left="0cm" fo:margin-right="0cm" fo:margin-top="0cm" fo:margin-bottom="0cm" fo:line-height="100%" fo:text-align="start" style:justify-single-word="false" fo:text-indent="0cm" style:auto-text-indent="false" style:writing-mode="lr-tb"/>
      <style:text-properties fo:color="#000000" style:text-outline="false" style:text-line-through-style="none" style:font-name="Arial" fo:font-size="18pt" fo:font-style="normal" fo:text-shadow="none" style:text-underline-style="none" fo:font-weight="normal" style:font-size-asian="18pt" style:font-style-asian="normal" style:font-weight-asian="normal" style:font-name-complex="Arial" style:text-emphasize="none"/>
    </style:style>
    <style:style style:name="Standard_7e_LT_7e_Gliederung_20_1" style:display-name="Standard~LT~Gliederung 1" style:family="paragraph">
      <style:paragraph-properties loext:contextual-spacing="false" fo:margin-left="0.953cm" fo:margin-right="0cm" fo:margin-top="0.282cm" fo:margin-bottom="0cm" fo:line-height="100%" fo:text-align="start" style:justify-single-word="false" fo:orphans="2" fo:widows="2"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fo:font-size="32pt" fo:language="fr" fo:country="FR" fo:font-style="normal" fo:text-shadow="none" style:text-underline-style="none" fo:font-weight="normal" style:font-name-asian="Tahoma1" style:font-size-asian="32pt" style:language-asian="zh" style:country-asian="CN" style:font-style-asian="normal" style:font-weight-asian="normal" style:font-name-complex="Liberation Sans1" style:font-size-complex="12pt" style:language-complex="hi" style:country-complex="IN"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loext:contextual-spacing="false" fo:margin-left="2.064cm" fo:margin-right="0cm" fo:margin-top="0.245cm" fo:margin-bottom="0cm"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font-name="Arial" fo:font-size="28pt" fo:font-style="normal" fo:text-shadow="none" style:text-underline-style="none" fo:font-weight="normal" style:font-size-asian="28pt" style:font-style-asian="normal" style:font-weight-asian="normal" style:font-name-complex="Arial" style:text-emphasize="none"/>
    </style:style>
    <style:style style:name="Standard_7e_LT_7e_Gliederung_20_3" style:display-name="Standard~LT~Gliederung 3" style:family="paragraph" style:parent-style-name="Standard_7e_LT_7e_Gliederung_20_2">
      <style:paragraph-properties loext:contextual-spacing="false" fo:margin-left="3.175cm" fo:margin-right="0cm" fo:margin-top="0.212cm" fo:margin-bottom="0cm"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font-name="Arial" fo:font-size="24pt" fo:font-style="normal" fo:text-shadow="none" style:text-underline-style="none" fo:font-weight="normal" style:font-size-asian="24pt" style:font-style-asian="normal" style:font-weight-asian="normal" style:font-name-complex="Arial" style:text-emphasize="none"/>
    </style:style>
    <style:style style:name="Standard_7e_LT_7e_Gliederung_20_4" style:display-name="Standard~LT~Gliederung 4" style:family="paragraph" style:parent-style-name="Standard_7e_LT_7e_Gliederung_20_3">
      <style:paragraph-properties loext:contextual-spacing="false" fo:margin-left="4.445cm" fo:margin-right="0cm" fo:margin-top="0.176cm" fo:margin-bottom="0cm"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font-name="Arial" fo:font-size="20pt" fo:font-style="normal" fo:text-shadow="none" style:text-underline-style="none" fo:font-weight="normal" style:font-size-asian="20pt" style:font-style-asian="normal" style:font-weight-asian="normal" style:font-name-complex="Arial" style:text-emphasize="none"/>
    </style:style>
    <style:style style:name="Standard_7e_LT_7e_Gliederung_20_5" style:display-name="Standard~LT~Gliederung 5" style:family="paragraph" style:parent-style-name="Standard_7e_LT_7e_Gliederung_20_4">
      <style:paragraph-properties loext:contextual-spacing="false" fo:margin-left="5.715cm" fo:margin-right="0cm" fo:margin-top="0.176cm" fo:margin-bottom="0cm"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font-name="Arial" fo:font-size="20pt" fo:font-style="normal" fo:text-shadow="none" style:text-underline-style="none" fo:font-weight="normal" style:font-size-asian="20pt" style:font-style-asian="normal" style:font-weight-asian="normal" style:font-name-complex="Arial" style:text-emphasize="none"/>
    </style:style>
    <style:style style:name="Standard_7e_LT_7e_Gliederung_20_6" style:display-name="Standard~LT~Gliederung 6" style:family="paragraph" style:parent-style-name="Standard_7e_LT_7e_Gliederung_20_5">
      <style:paragraph-properties loext:contextual-spacing="false" fo:margin-left="5.715cm" fo:margin-right="0cm" fo:margin-top="0.176cm" fo:margin-bottom="0cm" fo:line-height="100%" fo:text-align="start" style:justify-single-word="false" fo:text-indent="-0.635cm" style:auto-text-indent="false" style:writing-mode="lr-tb"/>
      <style:text-properties fo:color="#000000" style:text-outline="false" style:text-line-through-style="none" style:font-name="Arial" fo:font-size="20pt" fo:font-style="normal" fo:text-shadow="none" style:text-underline-style="none" fo:font-weight="normal" style:font-size-asian="20pt" style:font-style-asian="normal" style:font-weight-asian="normal" style:font-name-complex="Arial" style:text-emphasize="none"/>
    </style:style>
    <style:style style:name="Standard_7e_LT_7e_Gliederung_20_7" style:display-name="Standard~LT~Gliederung 7" style:family="paragraph" style:parent-style-name="Standard_7e_LT_7e_Gliederung_20_6">
      <style:paragraph-properties loext:contextual-spacing="false" fo:margin-left="5.715cm" fo:margin-right="0cm" fo:margin-top="0.176cm" fo:margin-bottom="0cm" fo:line-height="100%" fo:text-align="start" style:justify-single-word="false" fo:text-indent="-0.635cm" style:auto-text-indent="false" style:writing-mode="lr-tb"/>
      <style:text-properties fo:color="#000000" style:text-outline="false" style:text-line-through-style="none" style:font-name="Arial" fo:font-size="20pt" fo:font-style="normal" fo:text-shadow="none" style:text-underline-style="none" fo:font-weight="normal" style:font-size-asian="20pt" style:font-style-asian="normal" style:font-weight-asian="normal" style:font-name-complex="Arial" style:text-emphasize="none"/>
    </style:style>
    <style:style style:name="Standard_7e_LT_7e_Gliederung_20_8" style:display-name="Standard~LT~Gliederung 8" style:family="paragraph" style:parent-style-name="Standard_7e_LT_7e_Gliederung_20_7">
      <style:paragraph-properties loext:contextual-spacing="false" fo:margin-left="5.715cm" fo:margin-right="0cm" fo:margin-top="0.176cm" fo:margin-bottom="0cm" fo:line-height="100%" fo:text-align="start" style:justify-single-word="false" fo:text-indent="-0.635cm" style:auto-text-indent="false" style:writing-mode="lr-tb"/>
      <style:text-properties fo:color="#000000" style:text-outline="false" style:text-line-through-style="none" style:font-name="Arial" fo:font-size="20pt" fo:font-style="normal" fo:text-shadow="none" style:text-underline-style="none" fo:font-weight="normal" style:font-size-asian="20pt" style:font-style-asian="normal" style:font-weight-asian="normal" style:font-name-complex="Arial" style:text-emphasize="none"/>
    </style:style>
    <style:style style:name="Standard_7e_LT_7e_Gliederung_20_9" style:display-name="Standard~LT~Gliederung 9" style:family="paragraph" style:parent-style-name="Standard_7e_LT_7e_Gliederung_20_8">
      <style:paragraph-properties loext:contextual-spacing="false" fo:margin-left="5.715cm" fo:margin-right="0cm" fo:margin-top="0.176cm" fo:margin-bottom="0cm" fo:line-height="100%" fo:text-align="start" style:justify-single-word="false" fo:text-indent="-0.635cm" style:auto-text-indent="false" style:writing-mode="lr-tb"/>
      <style:text-properties fo:color="#000000" style:text-outline="false" style:text-line-through-style="none" style:font-name="Arial" fo:font-size="20pt" fo:font-style="normal" fo:text-shadow="none" style:text-underline-style="none" fo:font-weight="normal" style:font-size-asian="20pt" style:font-style-asian="normal" style:font-weight-asian="normal" style:font-name-complex="Arial" style:text-emphasize="none"/>
    </style:style>
    <style:style style:name="Standard_7e_LT_7e_Titel" style:display-name="Standard~LT~Titel" style:family="paragraph">
      <style:paragraph-properties loext:contextual-spacing="false" fo:margin-left="0cm" fo:margin-right="0cm" fo:margin-top="0cm" fo:margin-bottom="0cm" fo:line-height="100%" fo:text-align="center" style:justify-single-word="false" fo:orphans="2" fo:widows="2" fo:hyphenation-ladder-count="no-limit"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44pt" fo:language="fr" fo:country="FR" fo:font-style="normal" fo:text-shadow="none" style:text-underline-style="none" fo:font-weight="normal" style:font-name-asian="Tahoma1" style:font-size-asian="44pt" style:language-asian="zh" style:country-asian="CN" style:font-style-asian="normal" style:font-weight-asian="normal" style:font-name-complex="Liberation Sans1" style:font-size-complex="12pt" style:language-complex="hi" style:country-complex="IN" style:text-emphasize="none" fo:hyphenate="false" fo:hyphenation-remain-char-count="2" fo:hyphenation-push-char-count="2"/>
    </style:style>
    <style:style style:name="Standard_7e_LT_7e_Untertitel" style:display-name="Standard~LT~Untertitel" style:family="paragraph">
      <style:paragraph-properties loext:contextual-spacing="false" fo:margin-left="0.953cm" fo:margin-right="0cm" fo:margin-top="0.282cm" fo:margin-bottom="0cm" fo:line-height="100%" fo:text-align="center" style:justify-single-word="false" fo:orphans="2" fo:widows="2"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fo:font-size="32pt" fo:language="fr" fo:country="FR" fo:font-style="normal" fo:text-shadow="none" style:text-underline-style="none" fo:font-weight="normal" style:font-name-asian="Tahoma1" style:font-size-asian="32pt" style:language-asian="zh" style:country-asian="CN" style:font-style-asian="normal" style:font-weight-asian="normal" style:font-name-complex="Liberation Sans1" style:font-size-complex="12pt" style:language-complex="hi" style:country-complex="IN" style:text-emphasize="none" fo:hyphenate="false" fo:hyphenation-remain-char-count="2" fo:hyphenation-push-char-count="2"/>
    </style:style>
    <style:style style:name="Standard_7e_LT_7e_Notizen" style:display-name="Standard~LT~Notizen" style:family="paragraph">
      <style:paragraph-properties loext:contextual-spacing="false" fo:margin-left="0cm" fo:margin-right="0cm" fo:margin-top="0.159cm" fo:margin-bottom="0cm" fo:line-height="100%" fo:text-align="start" style:justify-single-word="false" fo:orphans="2" fo:widows="2" fo:hyphenation-ladder-count="no-limit"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12pt" fo:language="fr" fo:country="FR" fo:font-style="normal" fo:text-shadow="none" style:text-underline-style="none" fo:font-weight="normal" style:font-name-asian="Tahoma1" style:font-size-asian="12pt" style:language-asian="zh" style:country-asian="CN" style:font-style-asian="normal" style:font-weight-asian="normal" style:font-name-complex="Liberation Sans1" style:font-size-complex="12pt" style:language-complex="hi" style:country-complex="IN" style:text-emphasize="none" fo:hyphenate="false" fo:hyphenation-remain-char-count="2" fo:hyphenation-push-char-count="2"/>
    </style:style>
    <style:style style:name="Standard_7e_LT_7e_Hintergrundobjekte" style:display-name="Standard~LT~Hintergrundobjekte" style:family="paragraph">
      <style:paragraph-properties loext:contextual-spacing="false" fo:margin-left="0cm" fo:margin-right="0cm" fo:margin-top="0cm" fo:margin-bottom="0cm" fo:line-height="100%" fo:text-align="start" style:justify-single-word="false" fo:orphans="2" fo:widows="2" fo:hyphenation-ladder-count="no-limit"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language="fr" fo:country="FR" fo:font-style="normal" fo:text-shadow="none" style:text-underline-style="none" fo:font-weight="normal" style:font-name-asian="Tahoma1" style:font-size-asian="18pt" style:language-asian="zh" style:country-asian="CN" style:font-style-asian="normal" style:font-weight-asian="normal" style:font-name-complex="Liberation Sans1" style:font-size-complex="12pt" style:language-complex="hi" style:country-complex="IN" fo:hyphenate="false" fo:hyphenation-remain-char-count="2" fo:hyphenation-push-char-count="2"/>
    </style:style>
    <style:style style:name="Standard_7e_LT_7e_Hintergrund" style:display-name="Standard~LT~Hintergrund" style:family="paragraph">
      <style:paragraph-properties fo:text-align="center" style:justify-single-word="false" fo:orphans="2" fo:widows="2" fo:hyphenation-ladder-count="no-limit" style:writing-mode="lr-tb"/>
      <style:text-properties style:use-window-font-color="true" style:font-name="Liberation Serif1" fo:font-size="12pt" fo:language="fr" fo:country="FR" style:font-name-asian="Tahoma1" style:font-size-asian="12pt" style:language-asian="zh" style:country-asian="CN" style:font-name-complex="Liberation Sans1" style:font-size-complex="12pt" style:language-complex="hi" style:country-complex="IN" fo:hyphenate="false" fo:hyphenation-remain-char-count="2" fo:hyphenation-push-char-count="2"/>
    </style:style>
    <style:style style:name="default" style:family="paragraph">
      <style:paragraph-properties loext:contextual-spacing="false" fo:margin-left="0cm" fo:margin-right="0cm" fo:margin-top="0cm" fo:margin-bottom="0cm" style:line-height-at-least="0.353cm" fo:text-align="start" style:justify-single-word="false" fo:orphans="2" fo:widows="2" fo:hyphenation-ladder-count="no-limit" fo:text-indent="0cm" style:auto-text-indent="false" style:writing-mode="lr-tb"/>
      <style:text-properties fo:color="#000000" style:font-name="Mangal" fo:font-size="18pt" fo:language="fr" fo:country="FR" style:font-name-asian="Tahoma1" style:font-size-asian="18pt" style:language-asian="zh" style:country-asian="CN" style:font-name-complex="Liberation Sans1" style:font-size-complex="12pt" style:language-complex="hi" style:country-complex="IN" fo:hyphenate="false" fo:hyphenation-remain-char-count="2" fo:hyphenation-push-char-count="2"/>
    </style:style>
    <style:style style:name="gray1"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gray2"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gray3"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bw1"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bw2"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bw3"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orange1"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orange2"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orange3"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turquoise1"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turquoise2"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turquoise3"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blue1"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blue2"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blue3"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sun1"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sun2"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sun3"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earth1"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earth2"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earth3"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green1"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green2"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green3"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seetang1"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seetang2"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seetang3"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lightblue1"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lightblue2"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lightblue3"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yellow1"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yellow2"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yellow3" style:family="paragraph" style:parent-style-name="default">
      <style:paragraph-properties loext:contextual-spacing="false" fo:margin-left="0cm" fo:margin-right="0cm" fo:margin-top="0cm" fo:margin-bottom="0cm" style:line-height-at-least="0.353cm" fo:text-indent="0cm" style:auto-text-indent="false"/>
      <style:text-properties fo:color="#000000" style:font-name="Mangal" fo:font-size="18pt" style:font-size-asian="18pt" style:font-name-complex="Mangal"/>
    </style:style>
    <style:style style:name="Objets_20_d_27_arrière-plan" style:display-name="Objets d'arrière-plan" style:family="paragraph">
      <style:paragraph-properties loext:contextual-spacing="false" fo:margin-left="0cm" fo:margin-right="0cm" fo:margin-top="0cm" fo:margin-bottom="0cm" fo:line-height="100%" fo:text-align="start" style:justify-single-word="false" fo:orphans="2" fo:widows="2" fo:hyphenation-ladder-count="no-limit"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language="fr" fo:country="FR" fo:font-style="normal" fo:text-shadow="none" style:text-underline-style="none" fo:font-weight="normal" style:font-name-asian="Tahoma1" style:font-size-asian="18pt" style:language-asian="zh" style:country-asian="CN" style:font-style-asian="normal" style:font-weight-asian="normal" style:font-name-complex="Liberation Sans1" style:font-size-complex="12pt" style:language-complex="hi" style:country-complex="IN" fo:hyphenate="false" fo:hyphenation-remain-char-count="2" fo:hyphenation-push-char-count="2"/>
    </style:style>
    <style:style style:name="Arrière-plan" style:family="paragraph">
      <style:paragraph-properties fo:text-align="center" style:justify-single-word="false" fo:orphans="2" fo:widows="2" fo:hyphenation-ladder-count="no-limit" style:writing-mode="lr-tb"/>
      <style:text-properties style:use-window-font-color="true" style:font-name="Liberation Serif1" fo:font-size="12pt" fo:language="fr" fo:country="FR" style:font-name-asian="Tahoma1" style:font-size-asian="12pt" style:language-asian="zh" style:country-asian="CN" style:font-name-complex="Liberation Sans1" style:font-size-complex="12pt" style:language-complex="hi" style:country-complex="IN" fo:hyphenate="false" fo:hyphenation-remain-char-count="2" fo:hyphenation-push-char-count="2"/>
    </style:style>
    <style:style style:name="Notes" style:family="paragraph">
      <style:paragraph-properties loext:contextual-spacing="false" fo:margin-left="0cm" fo:margin-right="0cm" fo:margin-top="0.159cm" fo:margin-bottom="0cm" fo:line-height="100%" fo:text-align="start" style:justify-single-word="false" fo:orphans="2" fo:widows="2" fo:hyphenation-ladder-count="no-limit"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12pt" fo:language="fr" fo:country="FR" fo:font-style="normal" fo:text-shadow="none" style:text-underline-style="none" fo:font-weight="normal" style:font-name-asian="Tahoma1" style:font-size-asian="12pt" style:language-asian="zh" style:country-asian="CN" style:font-style-asian="normal" style:font-weight-asian="normal" style:font-name-complex="Liberation Sans1" style:font-size-complex="12pt" style:language-complex="hi" style:country-complex="IN" style:text-emphasize="none" fo:hyphenate="false" fo:hyphenation-remain-char-count="2" fo:hyphenation-push-char-count="2"/>
    </style:style>
    <style:style style:name="Plan_20_1" style:display-name="Plan 1" style:family="paragraph">
      <style:paragraph-properties loext:contextual-spacing="false" fo:margin-left="0.953cm" fo:margin-right="0cm" fo:margin-top="0.282cm" fo:margin-bottom="0cm" fo:line-height="100%" fo:text-align="start" style:justify-single-word="false" fo:orphans="2" fo:widows="2"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fo:font-size="32pt" fo:language="fr" fo:country="FR" fo:font-style="normal" fo:text-shadow="none" style:text-underline-style="none" fo:font-weight="normal" style:font-name-asian="Tahoma1" style:font-size-asian="32pt" style:language-asian="zh" style:country-asian="CN" style:font-style-asian="normal" style:font-weight-asian="normal" style:font-name-complex="Liberation Sans1" style:font-size-complex="12pt" style:language-complex="hi" style:country-complex="IN" style:text-emphasize="none" fo:hyphenate="false" fo:hyphenation-remain-char-count="2" fo:hyphenation-push-char-count="2"/>
    </style:style>
    <style:style style:name="Plan_20_2" style:display-name="Plan 2" style:family="paragraph" style:parent-style-name="Plan_20_1">
      <style:paragraph-properties loext:contextual-spacing="false" fo:margin-left="2.064cm" fo:margin-right="0cm" fo:margin-top="0.245cm" fo:margin-bottom="0cm"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font-name="Arial" fo:font-size="28pt" fo:font-style="normal" fo:text-shadow="none" style:text-underline-style="none" fo:font-weight="normal" style:font-size-asian="28pt" style:font-style-asian="normal" style:font-weight-asian="normal" style:font-name-complex="Arial" style:text-emphasize="none"/>
    </style:style>
    <style:style style:name="Plan_20_3" style:display-name="Plan 3" style:family="paragraph" style:parent-style-name="Plan_20_2">
      <style:paragraph-properties loext:contextual-spacing="false" fo:margin-left="3.175cm" fo:margin-right="0cm" fo:margin-top="0.212cm" fo:margin-bottom="0cm"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font-name="Arial" fo:font-size="24pt" fo:font-style="normal" fo:text-shadow="none" style:text-underline-style="none" fo:font-weight="normal" style:font-size-asian="24pt" style:font-style-asian="normal" style:font-weight-asian="normal" style:font-name-complex="Arial" style:text-emphasize="none"/>
    </style:style>
    <style:style style:name="Plan_20_4" style:display-name="Plan 4" style:family="paragraph" style:parent-style-name="Plan_20_3">
      <style:paragraph-properties loext:contextual-spacing="false" fo:margin-left="4.445cm" fo:margin-right="0cm" fo:margin-top="0.176cm" fo:margin-bottom="0cm"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font-name="Arial" fo:font-size="20pt" fo:font-style="normal" fo:text-shadow="none" style:text-underline-style="none" fo:font-weight="normal" style:font-size-asian="20pt" style:font-style-asian="normal" style:font-weight-asian="normal" style:font-name-complex="Arial" style:text-emphasize="none"/>
    </style:style>
    <style:style style:name="Plan_20_5" style:display-name="Plan 5" style:family="paragraph" style:parent-style-name="Plan_20_4">
      <style:paragraph-properties loext:contextual-spacing="false" fo:margin-left="5.715cm" fo:margin-right="0cm" fo:margin-top="0.176cm" fo:margin-bottom="0cm"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font-name="Arial" fo:font-size="20pt" fo:font-style="normal" fo:text-shadow="none" style:text-underline-style="none" fo:font-weight="normal" style:font-size-asian="20pt" style:font-style-asian="normal" style:font-weight-asian="normal" style:font-name-complex="Arial" style:text-emphasize="none"/>
    </style:style>
    <style:style style:name="Plan_20_6" style:display-name="Plan 6" style:family="paragraph" style:parent-style-name="Plan_20_5">
      <style:paragraph-properties loext:contextual-spacing="false" fo:margin-left="5.715cm" fo:margin-right="0cm" fo:margin-top="0.176cm" fo:margin-bottom="0cm" fo:line-height="100%" fo:text-align="start" style:justify-single-word="false" fo:text-indent="-0.635cm" style:auto-text-indent="false" style:writing-mode="lr-tb"/>
      <style:text-properties fo:color="#000000" style:text-outline="false" style:text-line-through-style="none" style:font-name="Arial" fo:font-size="20pt" fo:font-style="normal" fo:text-shadow="none" style:text-underline-style="none" fo:font-weight="normal" style:font-size-asian="20pt" style:font-style-asian="normal" style:font-weight-asian="normal" style:font-name-complex="Arial" style:text-emphasize="none"/>
    </style:style>
    <style:style style:name="Plan_20_7" style:display-name="Plan 7" style:family="paragraph" style:parent-style-name="Plan_20_6">
      <style:paragraph-properties loext:contextual-spacing="false" fo:margin-left="5.715cm" fo:margin-right="0cm" fo:margin-top="0.176cm" fo:margin-bottom="0cm" fo:line-height="100%" fo:text-align="start" style:justify-single-word="false" fo:text-indent="-0.635cm" style:auto-text-indent="false" style:writing-mode="lr-tb"/>
      <style:text-properties fo:color="#000000" style:text-outline="false" style:text-line-through-style="none" style:font-name="Arial" fo:font-size="20pt" fo:font-style="normal" fo:text-shadow="none" style:text-underline-style="none" fo:font-weight="normal" style:font-size-asian="20pt" style:font-style-asian="normal" style:font-weight-asian="normal" style:font-name-complex="Arial" style:text-emphasize="none"/>
    </style:style>
    <style:style style:name="Plan_20_8" style:display-name="Plan 8" style:family="paragraph" style:parent-style-name="Plan_20_7">
      <style:paragraph-properties loext:contextual-spacing="false" fo:margin-left="5.715cm" fo:margin-right="0cm" fo:margin-top="0.176cm" fo:margin-bottom="0cm" fo:line-height="100%" fo:text-align="start" style:justify-single-word="false" fo:text-indent="-0.635cm" style:auto-text-indent="false" style:writing-mode="lr-tb"/>
      <style:text-properties fo:color="#000000" style:text-outline="false" style:text-line-through-style="none" style:font-name="Arial" fo:font-size="20pt" fo:font-style="normal" fo:text-shadow="none" style:text-underline-style="none" fo:font-weight="normal" style:font-size-asian="20pt" style:font-style-asian="normal" style:font-weight-asian="normal" style:font-name-complex="Arial" style:text-emphasize="none"/>
    </style:style>
    <style:style style:name="Plan_20_9" style:display-name="Plan 9" style:family="paragraph" style:parent-style-name="Plan_20_8">
      <style:paragraph-properties loext:contextual-spacing="false" fo:margin-left="5.715cm" fo:margin-right="0cm" fo:margin-top="0.176cm" fo:margin-bottom="0cm" fo:line-height="100%" fo:text-align="start" style:justify-single-word="false" fo:text-indent="-0.635cm" style:auto-text-indent="false" style:writing-mode="lr-tb"/>
      <style:text-properties fo:color="#000000" style:text-outline="false" style:text-line-through-style="none" style:font-name="Arial" fo:font-size="20pt" fo:font-style="normal" fo:text-shadow="none" style:text-underline-style="none" fo:font-weight="normal" style:font-size-asian="20pt" style:font-style-asian="normal" style:font-weight-asian="normal" style:font-name-complex="Arial" style:text-emphasize="none"/>
    </style:style>
    <style:style style:name="Titre1_7e_LT_7e_Gliederung_20_1" style:display-name="Titre1~LT~Gliederung 1" style:family="paragraph">
      <style:paragraph-properties loext:contextual-spacing="false" fo:margin-left="0.953cm" fo:margin-right="0cm" fo:margin-top="0.282cm" fo:margin-bottom="0cm" fo:line-height="100%" fo:text-align="start" style:justify-single-word="false" fo:orphans="2" fo:widows="2"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fo:font-size="32pt" fo:language="fr" fo:country="FR" fo:font-style="normal" fo:text-shadow="none" style:text-underline-style="none" fo:font-weight="normal" style:letter-kerning="true" style:font-name-asian="Tahoma1" style:font-size-asian="32pt" style:language-asian="zh" style:country-asian="CN" style:font-style-asian="normal" style:font-weight-asian="normal" style:font-name-complex="Liberation Sans1" style:font-size-complex="12pt" style:language-complex="hi" style:country-complex="IN" style:text-emphasize="none" fo:hyphenate="false" fo:hyphenation-remain-char-count="2" fo:hyphenation-push-char-count="2"/>
    </style:style>
    <style:style style:name="Titre1_7e_LT_7e_Gliederung_20_2" style:display-name="Titre1~LT~Gliederung 2" style:family="paragraph" style:parent-style-name="Titre1_7e_LT_7e_Gliederung_20_1">
      <style:paragraph-properties loext:contextual-spacing="false" fo:margin-left="2.064cm" fo:margin-right="0cm" fo:margin-top="0.245cm" fo:margin-bottom="0cm"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font-name="Arial" fo:font-size="28pt" fo:font-style="normal" fo:text-shadow="none" style:text-underline-style="none" fo:font-weight="normal" style:letter-kerning="true" style:font-size-asian="28pt" style:font-style-asian="normal" style:font-weight-asian="normal" style:font-name-complex="Arial" style:text-emphasize="none"/>
    </style:style>
    <style:style style:name="Titre1_7e_LT_7e_Gliederung_20_3" style:display-name="Titre1~LT~Gliederung 3" style:family="paragraph" style:parent-style-name="Titre1_7e_LT_7e_Gliederung_20_2">
      <style:paragraph-properties loext:contextual-spacing="false" fo:margin-left="3.175cm" fo:margin-right="0cm" fo:margin-top="0.212cm" fo:margin-bottom="0cm"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font-name="Arial" fo:font-size="24pt" fo:font-style="normal" fo:text-shadow="none" style:text-underline-style="none" fo:font-weight="normal" style:letter-kerning="true" style:font-size-asian="24pt" style:font-style-asian="normal" style:font-weight-asian="normal" style:font-name-complex="Arial" style:text-emphasize="none"/>
    </style:style>
    <style:style style:name="Titre1_7e_LT_7e_Gliederung_20_4" style:display-name="Titre1~LT~Gliederung 4" style:family="paragraph" style:parent-style-name="Titre1_7e_LT_7e_Gliederung_20_3">
      <style:paragraph-properties loext:contextual-spacing="false" fo:margin-left="4.445cm" fo:margin-right="0cm" fo:margin-top="0.176cm" fo:margin-bottom="0cm"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font-name="Arial" fo:font-size="20pt" fo:font-style="normal" fo:text-shadow="none" style:text-underline-style="none" fo:font-weight="normal" style:letter-kerning="true" style:font-size-asian="20pt" style:font-style-asian="normal" style:font-weight-asian="normal" style:font-name-complex="Arial" style:text-emphasize="none"/>
    </style:style>
    <style:style style:name="Titre1_7e_LT_7e_Gliederung_20_5" style:display-name="Titre1~LT~Gliederung 5" style:family="paragraph" style:parent-style-name="Titre1_7e_LT_7e_Gliederung_20_4">
      <style:paragraph-properties loext:contextual-spacing="false" fo:margin-left="5.715cm" fo:margin-right="0cm" fo:margin-top="0.176cm" fo:margin-bottom="0cm"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font-name="Arial" fo:font-size="20pt" fo:font-style="normal" fo:text-shadow="none" style:text-underline-style="none" fo:font-weight="normal" style:letter-kerning="true" style:font-size-asian="20pt" style:font-style-asian="normal" style:font-weight-asian="normal" style:font-name-complex="Arial" style:text-emphasize="none"/>
    </style:style>
    <style:style style:name="Titre1_7e_LT_7e_Gliederung_20_6" style:display-name="Titre1~LT~Gliederung 6" style:family="paragraph" style:parent-style-name="Titre1_7e_LT_7e_Gliederung_20_5">
      <style:paragraph-properties loext:contextual-spacing="false" fo:margin-left="5.715cm" fo:margin-right="0cm" fo:margin-top="0.176cm" fo:margin-bottom="0cm" fo:line-height="100%" fo:text-align="start" style:justify-single-word="false" fo:text-indent="-0.635cm" style:auto-text-indent="false" style:writing-mode="lr-tb"/>
      <style:text-properties fo:color="#000000" style:text-outline="false" style:text-line-through-style="none" style:font-name="Arial" fo:font-size="20pt" fo:font-style="normal" fo:text-shadow="none" style:text-underline-style="none" fo:font-weight="normal" style:letter-kerning="true" style:font-size-asian="20pt" style:font-style-asian="normal" style:font-weight-asian="normal" style:font-name-complex="Arial" style:text-emphasize="none"/>
    </style:style>
    <style:style style:name="Titre1_7e_LT_7e_Gliederung_20_7" style:display-name="Titre1~LT~Gliederung 7" style:family="paragraph" style:parent-style-name="Titre1_7e_LT_7e_Gliederung_20_6">
      <style:paragraph-properties loext:contextual-spacing="false" fo:margin-left="5.715cm" fo:margin-right="0cm" fo:margin-top="0.176cm" fo:margin-bottom="0cm" fo:line-height="100%" fo:text-align="start" style:justify-single-word="false" fo:text-indent="-0.635cm" style:auto-text-indent="false" style:writing-mode="lr-tb"/>
      <style:text-properties fo:color="#000000" style:text-outline="false" style:text-line-through-style="none" style:font-name="Arial" fo:font-size="20pt" fo:font-style="normal" fo:text-shadow="none" style:text-underline-style="none" fo:font-weight="normal" style:letter-kerning="true" style:font-size-asian="20pt" style:font-style-asian="normal" style:font-weight-asian="normal" style:font-name-complex="Arial" style:text-emphasize="none"/>
    </style:style>
    <style:style style:name="Titre1_7e_LT_7e_Gliederung_20_8" style:display-name="Titre1~LT~Gliederung 8" style:family="paragraph" style:parent-style-name="Titre1_7e_LT_7e_Gliederung_20_7">
      <style:paragraph-properties loext:contextual-spacing="false" fo:margin-left="5.715cm" fo:margin-right="0cm" fo:margin-top="0.176cm" fo:margin-bottom="0cm" fo:line-height="100%" fo:text-align="start" style:justify-single-word="false" fo:text-indent="-0.635cm" style:auto-text-indent="false" style:writing-mode="lr-tb"/>
      <style:text-properties fo:color="#000000" style:text-outline="false" style:text-line-through-style="none" style:font-name="Arial" fo:font-size="20pt" fo:font-style="normal" fo:text-shadow="none" style:text-underline-style="none" fo:font-weight="normal" style:letter-kerning="true" style:font-size-asian="20pt" style:font-style-asian="normal" style:font-weight-asian="normal" style:font-name-complex="Arial" style:text-emphasize="none"/>
    </style:style>
    <style:style style:name="Titre1_7e_LT_7e_Gliederung_20_9" style:display-name="Titre1~LT~Gliederung 9" style:family="paragraph" style:parent-style-name="Titre1_7e_LT_7e_Gliederung_20_8">
      <style:paragraph-properties loext:contextual-spacing="false" fo:margin-left="5.715cm" fo:margin-right="0cm" fo:margin-top="0.176cm" fo:margin-bottom="0cm" fo:line-height="100%" fo:text-align="start" style:justify-single-word="false" fo:text-indent="-0.635cm" style:auto-text-indent="false" style:writing-mode="lr-tb"/>
      <style:text-properties fo:color="#000000" style:text-outline="false" style:text-line-through-style="none" style:font-name="Arial" fo:font-size="20pt" fo:font-style="normal" fo:text-shadow="none" style:text-underline-style="none" fo:font-weight="normal" style:letter-kerning="true" style:font-size-asian="20pt" style:font-style-asian="normal" style:font-weight-asian="normal" style:font-name-complex="Arial" style:text-emphasize="none"/>
    </style:style>
    <style:style style:name="Titre1_7e_LT_7e_Titel" style:display-name="Titre1~LT~Titel" style:family="paragraph">
      <style:paragraph-properties loext:contextual-spacing="false" fo:margin-left="0cm" fo:margin-right="0cm" fo:margin-top="0cm" fo:margin-bottom="0cm" fo:line-height="100%" fo:text-align="center" style:justify-single-word="false" fo:orphans="2" fo:widows="2" fo:hyphenation-ladder-count="no-limit"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44pt" fo:language="fr" fo:country="FR" fo:font-style="normal" fo:text-shadow="none" style:text-underline-style="none" fo:font-weight="normal" style:letter-kerning="true" style:font-name-asian="Tahoma1" style:font-size-asian="44pt" style:language-asian="zh" style:country-asian="CN" style:font-style-asian="normal" style:font-weight-asian="normal" style:font-name-complex="Liberation Sans1" style:font-size-complex="12pt" style:language-complex="hi" style:country-complex="IN" style:text-emphasize="none" fo:hyphenate="false" fo:hyphenation-remain-char-count="2" fo:hyphenation-push-char-count="2"/>
    </style:style>
    <style:style style:name="Titre1_7e_LT_7e_Untertitel" style:display-name="Titre1~LT~Untertitel" style:family="paragraph">
      <style:paragraph-properties loext:contextual-spacing="false" fo:margin-left="0.953cm" fo:margin-right="0cm" fo:margin-top="0.282cm" fo:margin-bottom="0cm" fo:line-height="100%" fo:text-align="center" style:justify-single-word="false" fo:orphans="2" fo:widows="2"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fo:font-size="32pt" fo:language="fr" fo:country="FR" fo:font-style="normal" fo:text-shadow="none" style:text-underline-style="none" fo:font-weight="normal" style:letter-kerning="true" style:font-name-asian="Tahoma1" style:font-size-asian="32pt" style:language-asian="zh" style:country-asian="CN" style:font-style-asian="normal" style:font-weight-asian="normal" style:font-name-complex="Liberation Sans1" style:font-size-complex="12pt" style:language-complex="hi" style:country-complex="IN" style:text-emphasize="none" fo:hyphenate="false" fo:hyphenation-remain-char-count="2" fo:hyphenation-push-char-count="2"/>
    </style:style>
    <style:style style:name="Titre1_7e_LT_7e_Notizen" style:display-name="Titre1~LT~Notizen" style:family="paragraph">
      <style:paragraph-properties loext:contextual-spacing="false" fo:margin-left="0cm" fo:margin-right="0cm" fo:margin-top="0.159cm" fo:margin-bottom="0cm" fo:line-height="100%" fo:text-align="start" style:justify-single-word="false" fo:orphans="2" fo:widows="2" fo:hyphenation-ladder-count="no-limit"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12pt" fo:language="fr" fo:country="FR" fo:font-style="normal" fo:text-shadow="none" style:text-underline-style="none" fo:font-weight="normal" style:letter-kerning="true" style:font-name-asian="Tahoma1" style:font-size-asian="12pt" style:language-asian="zh" style:country-asian="CN" style:font-style-asian="normal" style:font-weight-asian="normal" style:font-name-complex="Liberation Sans1" style:font-size-complex="12pt" style:language-complex="hi" style:country-complex="IN" style:text-emphasize="none" fo:hyphenate="false" fo:hyphenation-remain-char-count="2" fo:hyphenation-push-char-count="2"/>
    </style:style>
    <style:style style:name="Titre1_7e_LT_7e_Hintergrundobjekte" style:display-name="Titre1~LT~Hintergrundobjekte" style:family="paragraph">
      <style:paragraph-properties fo:text-align="start" style:justify-single-word="false" fo:orphans="2" fo:widows="2" fo:hyphenation-ladder-count="no-limit" style:writing-mode="lr-tb"/>
      <style:text-properties style:use-window-font-color="true" style:font-name="Liberation Serif1" fo:font-size="12pt" fo:language="fr" fo:country="FR" style:letter-kerning="true" style:font-name-asian="Tahoma1" style:font-size-asian="12pt" style:language-asian="zh" style:country-asian="CN" style:font-name-complex="Liberation Sans1" style:font-size-complex="12pt" style:language-complex="hi" style:country-complex="IN" fo:hyphenate="false" fo:hyphenation-remain-char-count="2" fo:hyphenation-push-char-count="2"/>
    </style:style>
    <style:style style:name="Titre1_7e_LT_7e_Hintergrund" style:display-name="Titre1~LT~Hintergrund" style:family="paragraph">
      <style:paragraph-properties fo:text-align="center" style:justify-single-word="false" fo:orphans="2" fo:widows="2" fo:hyphenation-ladder-count="no-limit" style:writing-mode="lr-tb"/>
      <style:text-properties style:use-window-font-color="true" style:font-name="Liberation Serif1" fo:font-size="12pt" fo:language="fr" fo:country="FR" style:font-name-asian="Tahoma1" style:font-size-asian="12pt" style:language-asian="zh" style:country-asian="CN" style:font-name-complex="Liberation Sans1" style:font-size-complex="12pt" style:language-complex="hi" style:country-complex="IN"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normal" style:font-weight-asian="normal"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style:font-name-complex="Wingdings"/>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Police_20_par_20_défaut" style:display-name="Police par défaut" style:family="text"/>
    <style:style style:name="Titre_20_3_20_Car" style:display-name="Titre 3 Car" style:family="text" style:parent-style-name="Police_20_par_20_défaut">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Strong_20_Emphasis" style:display-name="Strong Emphasis" style:family="text" style:parent-style-name="Police_20_par_20_défaut">
      <style:text-properties fo:font-weight="bold" style:font-weight-asian="bold"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itre_20_1_20_Car" style:display-name="Titre 1 Car" style:family="text" style:parent-style-name="Police_20_par_20_défau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z-Haut_20_du_20_formulaire_20_Car" style:display-name="z-Haut du formulaire Car" style:family="text" style:parent-style-name="Police_20_par_20_défaut">
      <style:text-properties style:font-name="Arial" fo:font-size="8pt" style:font-name-asian="Times New Roman" style:font-size-asian="8pt" style:font-name-complex="Arial" style:font-size-complex="8pt" text:display="none"/>
    </style:style>
    <style:style style:name="z-Bas_20_du_20_formulaire_20_Car" style:display-name="z-Bas du formulaire Car" style:family="text" style:parent-style-name="Police_20_par_20_défaut">
      <style:text-properties style:font-name="Arial" fo:font-size="8pt" style:font-name-asian="Times New Roman" style:font-size-asian="8pt" style:font-name-complex="Arial" style:font-size-complex="8pt" text:display="none"/>
    </style:style>
    <style:style style:name="vcard" style:family="text" style:parent-style-name="Police_20_par_20_défaut"/>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Titre_20_2_20_Car" style:display-name="Titre 2 Car" style:family="text" style:parent-style-name="Police_20_par_20_défau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tête_20_Car" style:display-name="En-tête Car" style:family="text" style:parent-style-name="Police_20_par_20_défaut">
      <style:text-properties fo:font-size="11pt" style:font-size-asian="11pt" style:font-size-complex="11pt"/>
    </style:style>
    <style:style style:name="Pied_20_de_20_page_20_Car" style:display-name="Pied de page Car" style:family="text" style:parent-style-name="Police_20_par_20_défaut">
      <style:text-properties fo:font-size="11pt" style:font-size-asian="11pt" style:font-size-complex="11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94cm" fo:text-align="center" style:justify-single-word="false" style:border-line-width-bottom="0.106cm 0.026cm 0.026cm" fo:padding-left="0cm" fo:padding-right="0cm" fo:padding-top="0cm" fo:padding-bottom="0.035cm" fo:border-left="none" fo:border-right="none" fo:border-top="none" fo:border-bottom="0.158cm double #622423"/>
      <style:text-properties style:font-name="Cambria" fo:font-size="16pt" style:font-name-asian="Times New Roman" style:font-size-asian="16pt" style:font-name-complex="Cambria" style:font-size-complex="16pt"/>
    </style:style>
    <style:style style:name="MP2" style:family="paragraph" style:parent-style-name="Footer">
      <style:paragraph-properties loext:contextual-spacing="false" fo:margin-top="0cm" fo:margin-bottom="0.494cm"/>
      <style:text-properties fo:language="fr" fo:country="FR" style:language-asian="fr" style:country-asian="FR"/>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TP sur la press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4 - TD sur la presse (T. Diette)</dc:title>
    <meta:initial-creator>Thomas</meta:initial-creator>
    <meta:creation-date>2012-12-17T14:49:00</meta:creation-date>
    <dc:date>2017-10-12T23:49:26.42</dc:date>
    <meta:editing-cycles>16</meta:editing-cycles>
    <meta:editing-duration>PT1H59M22S</meta:editing-duration>
    <meta:generator>OpenOffice/4.1.3$Win32 OpenOffice.org_project/413m1$Build-9783</meta:generator>
    <dc:creator>Mathieu Sammier</dc:creator>
    <meta:document-statistic meta:table-count="0" meta:image-count="0" meta:object-count="0" meta:page-count="7" meta:paragraph-count="91" meta:word-count="2484" meta:character-count="15355"/>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